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859fd"/>
    </style:style>
    <style:style style:name="P5" style:family="paragraph" style:parent-style-name="Text_20_body">
      <style:text-properties officeooo:paragraph-rsid="001bdbaa"/>
    </style:style>
    <style:style style:name="P6" style:family="paragraph" style:parent-style-name="Text_20_body">
      <style:text-properties officeooo:rsid="001e15c9" officeooo:paragraph-rsid="001e15c9"/>
    </style:style>
    <style:style style:name="P7" style:family="paragraph" style:parent-style-name="Text_20_body">
      <style:text-properties officeooo:rsid="0020600f" officeooo:paragraph-rsid="0020600f"/>
    </style:style>
    <style:style style:name="P8" style:family="paragraph" style:parent-style-name="Text_20_body" style:list-style-name="">
      <style:text-properties officeooo:rsid="0020600f" officeooo:paragraph-rsid="0020600f"/>
    </style:style>
    <style:style style:name="P9" style:family="paragraph" style:parent-style-name="Text_20_body">
      <style:text-properties officeooo:paragraph-rsid="0020600f"/>
    </style:style>
    <style:style style:name="P10" style:family="paragraph" style:parent-style-name="Text_20_body">
      <style:text-properties officeooo:paragraph-rsid="0023d898"/>
    </style:style>
    <style:style style:name="P11" style:family="paragraph" style:parent-style-name="Heading_20_3">
      <style:text-properties officeooo:rsid="0015aea7" officeooo:paragraph-rsid="0015aea7"/>
    </style:style>
    <style:style style:name="P12" style:family="paragraph" style:parent-style-name="Heading_20_3" style:list-style-name="">
      <style:text-properties officeooo:rsid="0015aea7" officeooo:paragraph-rsid="0015aea7"/>
    </style:style>
    <style:style style:name="P13" style:family="paragraph" style:parent-style-name="Heading_20_3">
      <style:text-properties officeooo:rsid="00164ffd" officeooo:paragraph-rsid="00164ffd"/>
    </style:style>
    <style:style style:name="P14" style:family="paragraph" style:parent-style-name="Heading_20_3" style:list-style-name="">
      <style:text-properties officeooo:rsid="00164ffd" officeooo:paragraph-rsid="00164ffd"/>
    </style:style>
    <style:style style:name="P15" style:family="paragraph" style:parent-style-name="Heading_20_3">
      <style:text-properties officeooo:rsid="00165435" officeooo:paragraph-rsid="00165435"/>
    </style:style>
    <style:style style:name="P16" style:family="paragraph" style:parent-style-name="Heading_20_3">
      <style:text-properties officeooo:rsid="0017ee00" officeooo:paragraph-rsid="0017ee00"/>
    </style:style>
    <style:style style:name="P17" style:family="paragraph" style:parent-style-name="Heading_20_3">
      <style:text-properties officeooo:rsid="001859fd" officeooo:paragraph-rsid="001859fd"/>
    </style:style>
    <style:style style:name="P18" style:family="paragraph" style:parent-style-name="Heading_20_3">
      <style:text-properties officeooo:rsid="0019e84c" officeooo:paragraph-rsid="0019e84c"/>
    </style:style>
    <style:style style:name="P19" style:family="paragraph" style:parent-style-name="Heading_20_3">
      <style:text-properties officeooo:rsid="001bdbaa" officeooo:paragraph-rsid="001bdbaa"/>
    </style:style>
    <style:style style:name="P20" style:family="paragraph" style:parent-style-name="Heading_20_3">
      <style:text-properties officeooo:rsid="001e15c9" officeooo:paragraph-rsid="001e15c9"/>
    </style:style>
    <style:style style:name="P21" style:family="paragraph" style:parent-style-name="Heading_20_3">
      <style:text-properties officeooo:rsid="001fefe0" officeooo:paragraph-rsid="001fefe0"/>
    </style:style>
    <style:style style:name="P22" style:family="paragraph" style:parent-style-name="Heading_20_3">
      <style:text-properties officeooo:rsid="0020600f" officeooo:paragraph-rsid="0020600f"/>
    </style:style>
    <style:style style:name="P23" style:family="paragraph" style:parent-style-name="Heading_20_3">
      <style:text-properties officeooo:rsid="0023d898" officeooo:paragraph-rsid="0023d898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officeooo:rsid="0015aea7" officeooo:paragraph-rsid="0015aea7"/>
    </style:style>
    <style:style style:name="P26" style:family="paragraph" style:parent-style-name="Heading_20_3">
      <style:paragraph-properties fo:break-before="page"/>
      <style:text-properties officeooo:rsid="00164ffd" officeooo:paragraph-rsid="00164ffd"/>
    </style:style>
    <style:style style:name="P27" style:family="paragraph" style:parent-style-name="Heading_20_3">
      <style:paragraph-properties fo:break-before="page"/>
      <style:text-properties officeooo:rsid="001e15c9" officeooo:paragraph-rsid="001e15c9"/>
    </style:style>
    <style:style style:name="P28" style:family="paragraph" style:parent-style-name="Heading_20_3">
      <style:paragraph-properties fo:break-before="page"/>
      <style:text-properties officeooo:rsid="001e15c9" officeooo:paragraph-rsid="0020600f"/>
    </style:style>
    <style:style style:name="P29" style:family="paragraph" style:parent-style-name="Heading_20_3">
      <style:paragraph-properties fo:break-before="page"/>
      <style:text-properties officeooo:paragraph-rsid="001e15c9"/>
    </style:style>
    <style:style style:name="P30" style:family="paragraph" style:parent-style-name="Preformatted_20_Text">
      <style:text-properties officeooo:rsid="00125ca9" officeooo:paragraph-rsid="00125ca9"/>
    </style:style>
    <style:style style:name="P31" style:family="paragraph" style:parent-style-name="Preformatted_20_Text">
      <style:text-properties officeooo:rsid="0014039b" officeooo:paragraph-rsid="0014039b"/>
    </style:style>
    <style:style style:name="P32" style:family="paragraph" style:parent-style-name="Preformatted_20_Text">
      <style:text-properties officeooo:rsid="001449da" officeooo:paragraph-rsid="001449da"/>
    </style:style>
    <style:style style:name="P33" style:family="paragraph" style:parent-style-name="Preformatted_20_Text">
      <style:text-properties officeooo:rsid="0015aea7" officeooo:paragraph-rsid="0015aea7"/>
    </style:style>
    <style:style style:name="P34" style:family="paragraph" style:parent-style-name="Preformatted_20_Text">
      <style:text-properties officeooo:rsid="00164ffd" officeooo:paragraph-rsid="00164ffd"/>
    </style:style>
    <style:style style:name="P35" style:family="paragraph" style:parent-style-name="Preformatted_20_Text">
      <style:text-properties officeooo:rsid="00165435" officeooo:paragraph-rsid="00165435"/>
    </style:style>
    <style:style style:name="P36" style:family="paragraph" style:parent-style-name="Preformatted_20_Text">
      <style:text-properties officeooo:rsid="0017ee00" officeooo:paragraph-rsid="0017ee00"/>
    </style:style>
    <style:style style:name="P37" style:family="paragraph" style:parent-style-name="Preformatted_20_Text">
      <style:text-properties officeooo:rsid="001859fd" officeooo:paragraph-rsid="001859fd"/>
    </style:style>
    <style:style style:name="P38" style:family="paragraph" style:parent-style-name="Preformatted_20_Text">
      <style:text-properties officeooo:rsid="0019e84c" officeooo:paragraph-rsid="0019e84c"/>
    </style:style>
    <style:style style:name="P39" style:family="paragraph" style:parent-style-name="Preformatted_20_Text">
      <style:text-properties officeooo:rsid="001bdbaa" officeooo:paragraph-rsid="001bdbaa"/>
    </style:style>
    <style:style style:name="P40" style:family="paragraph" style:parent-style-name="Preformatted_20_Text">
      <style:text-properties officeooo:rsid="001e15c9" officeooo:paragraph-rsid="001e15c9"/>
    </style:style>
    <style:style style:name="P41" style:family="paragraph" style:parent-style-name="Preformatted_20_Text">
      <style:text-properties officeooo:rsid="001e15c9" officeooo:paragraph-rsid="0020600f"/>
    </style:style>
    <style:style style:name="P42" style:family="paragraph" style:parent-style-name="Preformatted_20_Text">
      <style:text-properties officeooo:rsid="001fefe0" officeooo:paragraph-rsid="001fefe0"/>
    </style:style>
    <style:style style:name="P43" style:family="paragraph" style:parent-style-name="Preformatted_20_Text">
      <style:text-properties officeooo:rsid="0020600f" officeooo:paragraph-rsid="0020600f"/>
    </style:style>
    <style:style style:name="P44" style:family="paragraph" style:parent-style-name="Preformatted_20_Text">
      <style:text-properties officeooo:rsid="0023d898" officeooo:paragraph-rsid="0023d898"/>
    </style:style>
    <style:style style:name="P45" style:family="paragraph" style:parent-style-name="Heading_20_2" style:list-style-name="">
      <style:text-properties officeooo:paragraph-rsid="001e15c9"/>
    </style:style>
    <style:style style:name="P46" style:family="paragraph" style:parent-style-name="Heading_20_2" style:list-style-name="">
      <style:text-properties officeooo:paragraph-rsid="0023d898"/>
    </style:style>
    <style:style style:name="P47" style:family="paragraph" style:parent-style-name="Heading_20_2" style:list-style-name="">
      <style:text-properties officeooo:rsid="0014039b" officeooo:paragraph-rsid="0014039b"/>
    </style:style>
    <style:style style:name="P48" style:family="paragraph" style:parent-style-name="Heading_20_2" style:list-style-name="">
      <style:text-properties officeooo:rsid="001449da" officeooo:paragraph-rsid="001449da"/>
    </style:style>
    <style:style style:name="P49" style:family="paragraph" style:parent-style-name="Heading_20_2">
      <style:text-properties officeooo:rsid="0015aea7" officeooo:paragraph-rsid="0015aea7"/>
    </style:style>
    <style:style style:name="P50" style:family="paragraph" style:parent-style-name="Heading_20_2">
      <style:text-properties officeooo:paragraph-rsid="0015aea7"/>
    </style:style>
    <style:style style:name="P51" style:family="paragraph" style:parent-style-name="Heading_20_2">
      <style:text-properties officeooo:rsid="00165435" officeooo:paragraph-rsid="00165435"/>
    </style:style>
    <style:style style:name="P52" style:family="paragraph" style:parent-style-name="Heading_20_2">
      <style:text-properties officeooo:rsid="001859fd" officeooo:paragraph-rsid="001859fd"/>
    </style:style>
    <style:style style:name="P53" style:family="paragraph" style:parent-style-name="Heading_20_2" style:list-style-name="">
      <style:text-properties officeooo:rsid="001859fd" officeooo:paragraph-rsid="001859fd"/>
    </style:style>
    <style:style style:name="P54" style:family="paragraph" style:parent-style-name="Heading_20_2" style:list-style-name="">
      <style:text-properties officeooo:rsid="001e15c9" officeooo:paragraph-rsid="001e15c9"/>
    </style:style>
    <style:style style:name="P55" style:family="paragraph" style:parent-style-name="Heading_20_2" style:list-style-name="">
      <style:text-properties officeooo:rsid="001fefe0" officeooo:paragraph-rsid="001fefe0"/>
    </style:style>
    <style:style style:name="P56" style:family="paragraph" style:parent-style-name="Heading_20_2" style:list-style-name="">
      <style:text-properties officeooo:rsid="0020600f" officeooo:paragraph-rsid="0020600f"/>
    </style:style>
    <style:style style:name="P57" style:family="paragraph" style:parent-style-name="Heading_20_2">
      <style:text-properties officeooo:rsid="0023d898" officeooo:paragraph-rsid="0023d898"/>
    </style:style>
    <style:style style:name="P58" style:family="paragraph" style:parent-style-name="Heading_20_2">
      <style:paragraph-properties fo:break-before="page"/>
      <style:text-properties officeooo:rsid="001859fd" officeooo:paragraph-rsid="001859fd"/>
    </style:style>
    <style:style style:name="P59" style:family="paragraph" style:parent-style-name="Heading_20_2">
      <style:paragraph-properties fo:break-before="page"/>
      <style:text-properties officeooo:rsid="001fefe0" officeooo:paragraph-rsid="001fefe0"/>
    </style:style>
    <style:style style:name="P60" style:family="paragraph" style:parent-style-name="Heading_20_2">
      <style:paragraph-properties fo:break-before="page"/>
      <style:text-properties officeooo:rsid="0020600f" officeooo:paragraph-rsid="0020600f"/>
    </style:style>
    <style:style style:name="P61" style:family="paragraph" style:parent-style-name="Heading_20_2">
      <style:paragraph-properties fo:break-before="page"/>
      <style:text-properties officeooo:paragraph-rsid="001e15c9"/>
    </style:style>
    <style:style style:name="P62" style:family="paragraph" style:parent-style-name="Heading_20_2">
      <style:paragraph-properties fo:break-before="page"/>
      <style:text-properties officeooo:rsid="0023d898" officeooo:paragraph-rsid="0023d898"/>
    </style:style>
    <style:style style:name="P63" style:family="paragraph" style:parent-style-name="Heading_20_2">
      <style:paragraph-properties fo:break-before="page"/>
      <style:text-properties officeooo:paragraph-rsid="0023d898"/>
    </style:style>
    <style:style style:name="P64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67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68" style:family="paragraph" style:parent-style-name="Heading_20_1">
      <style:text-properties officeooo:rsid="001449da" officeooo:paragraph-rsid="001449da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paragraph-properties fo:break-before="page"/>
      <style:text-properties officeooo:rsid="00125ca9" officeooo:paragraph-rsid="00125ca9"/>
    </style:style>
    <style:style style:name="P71" style:family="paragraph" style:parent-style-name="Heading_20_1">
      <style:paragraph-properties fo:break-before="page"/>
      <style:text-properties officeooo:rsid="001449da" officeooo:paragraph-rsid="001449da"/>
    </style:style>
    <style:style style:name="P72" style:family="paragraph" style:parent-style-name="Heading_20_1">
      <style:paragraph-properties fo:break-before="page"/>
      <style:text-properties officeooo:rsid="0015aea7" officeooo:paragraph-rsid="0015aea7"/>
    </style:style>
    <style:style style:name="P73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5aea7"/>
    </style:style>
    <style:style style:name="T3" style:family="text">
      <style:text-properties officeooo:rsid="001e15c9"/>
    </style:style>
    <style:style style:name="T4" style:family="text">
      <style:text-properties officeooo:rsid="0021ef8a"/>
    </style:style>
    <style:style style:name="T5" style:family="text">
      <style:text-properties officeooo:rsid="0023d898"/>
    </style:style>
    <style:style style:name="T6" style:family="text">
      <style:text-properties officeooo:rsid="002406f0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5"><text:a xlink:type="simple" xlink:href="#__RefHeading___Toc766_2238994884" text:style-name="Index_20_Link" text:visited-style-name="Index_20_Link">Gemfile<text:tab/>2</text:a></text:p>
          <text:p text:style-name="P65"><text:a xlink:type="simple" xlink:href="#__RefHeading___Toc768_2238994884" text:style-name="Index_20_Link" text:visited-style-name="Index_20_Link">Guardfile<text:tab/>3</text:a></text:p>
          <text:p text:style-name="P65"><text:a xlink:type="simple" xlink:href="#__RefHeading___Toc770_2238994884" text:style-name="Index_20_Link" text:visited-style-name="Index_20_Link">.gitignore<text:tab/>4</text:a></text:p>
          <text:p text:style-name="P66"><text:a xlink:type="simple" xlink:href="#__RefHeading___Toc105_2238994884" text:style-name="Index_20_Link" text:visited-style-name="Index_20_Link">config<text:tab/>4</text:a></text:p>
          <text:p text:style-name="P65"><text:a xlink:type="simple" xlink:href="#__RefHeading___Toc267_2238994884" text:style-name="Index_20_Link" text:visited-style-name="Index_20_Link">routes.rb<text:tab/>4</text:a></text:p>
          <text:p text:style-name="P66"><text:a xlink:type="simple" xlink:href="#__RefHeading___Toc107_2238994884" text:style-name="Index_20_Link" text:visited-style-name="Index_20_Link">controllers<text:tab/>5</text:a></text:p>
          <text:p text:style-name="P65"><text:a xlink:type="simple" xlink:href="#__RefHeading___Toc269_2238994884" text:style-name="Index_20_Link" text:visited-style-name="Index_20_Link">application_controller.rb<text:tab/>5</text:a></text:p>
          <text:p text:style-name="P65"><text:a xlink:type="simple" xlink:href="#__RefHeading___Toc271_2238994884" text:style-name="Index_20_Link" text:visited-style-name="Index_20_Link">static_pages_controller.rb<text:tab/>5</text:a></text:p>
          <text:p text:style-name="P65"><text:a xlink:type="simple" xlink:href="#__RefHeading___Toc273_2238994884" text:style-name="Index_20_Link" text:visited-style-name="Index_20_Link">users_controller.rb<text:tab/>5</text:a></text:p>
          <text:p text:style-name="P65"><text:a xlink:type="simple" xlink:href="#__RefHeading___Toc275_2238994884" text:style-name="Index_20_Link" text:visited-style-name="Index_20_Link">sessions_controller.rb<text:tab/>7</text:a></text:p>
          <text:p text:style-name="P65"><text:a xlink:type="simple" xlink:href="#__RefHeading___Toc504_2238994884" text:style-name="Index_20_Link" text:visited-style-name="Index_20_Link">password_resets_controller.rb<text:tab/>8</text:a></text:p>
          <text:p text:style-name="P66"><text:a xlink:type="simple" xlink:href="#__RefHeading___Toc506_2238994884" text:style-name="Index_20_Link" text:visited-style-name="Index_20_Link">helpers<text:tab/>10</text:a></text:p>
          <text:p text:style-name="P65"><text:a xlink:type="simple" xlink:href="#__RefHeading___Toc508_2238994884" text:style-name="Index_20_Link" text:visited-style-name="Index_20_Link">application_helper.rb<text:tab/>10</text:a></text:p>
          <text:p text:style-name="P65"><text:a xlink:type="simple" xlink:href="#__RefHeading___Toc510_2238994884" text:style-name="Index_20_Link" text:visited-style-name="Index_20_Link">users_helper.rb<text:tab/>10</text:a></text:p>
          <text:p text:style-name="P65"><text:a xlink:type="simple" xlink:href="#__RefHeading___Toc512_2238994884" text:style-name="Index_20_Link" text:visited-style-name="Index_20_Link">sessions_helper.rb<text:tab/>10</text:a></text:p>
          <text:p text:style-name="P66"><text:a xlink:type="simple" xlink:href="#__RefHeading___Toc522_2238994884" text:style-name="Index_20_Link" text:visited-style-name="Index_20_Link">mailers<text:tab/>11</text:a></text:p>
          <text:p text:style-name="P65"><text:a xlink:type="simple" xlink:href="#__RefHeading___Toc524_2238994884" text:style-name="Index_20_Link" text:visited-style-name="Index_20_Link">application_mailer.rb<text:tab/>11</text:a></text:p>
          <text:p text:style-name="P65"><text:a xlink:type="simple" xlink:href="#__RefHeading___Toc526_2238994884" text:style-name="Index_20_Link" text:visited-style-name="Index_20_Link">user_mailer.rb<text:tab/>14</text:a></text:p>
          <text:p text:style-name="P66"><text:a xlink:type="simple" xlink:href="#__RefHeading___Toc528_2238994884" text:style-name="Index_20_Link" text:visited-style-name="Index_20_Link">models<text:tab/>14</text:a></text:p>
          <text:p text:style-name="P65"><text:a xlink:type="simple" xlink:href="#__RefHeading___Toc530_2238994884" text:style-name="Index_20_Link" text:visited-style-name="Index_20_Link">user.rb<text:tab/>14</text:a></text:p>
          <text:p text:style-name="P66"><text:a xlink:type="simple" xlink:href="#__RefHeading___Toc532_2238994884" text:style-name="Index_20_Link" text:visited-style-name="Index_20_Link">views<text:tab/>17</text:a></text:p>
          <text:p text:style-name="P64"><text:a xlink:type="simple" xlink:href="#__RefHeading___Toc534_2238994884" text:style-name="Index_20_Link" text:visited-style-name="Index_20_Link">layouts<text:tab/>17</text:a></text:p>
          <text:p text:style-name="P65"><text:a xlink:type="simple" xlink:href="#__RefHeading___Toc536_2238994884" text:style-name="Index_20_Link" text:visited-style-name="Index_20_Link">application.html.erb<text:tab/>17</text:a></text:p>
          <text:p text:style-name="P65"><text:a xlink:type="simple" xlink:href="#__RefHeading___Toc538_2238994884" text:style-name="Index_20_Link" text:visited-style-name="Index_20_Link">_footer.html.erb<text:tab/>17</text:a></text:p>
          <text:p text:style-name="P65"><text:a xlink:type="simple" xlink:href="#__RefHeading___Toc540_2238994884" text:style-name="Index_20_Link" text:visited-style-name="Index_20_Link">_header.html.erb<text:tab/>18</text:a></text:p>
          <text:p text:style-name="P65"><text:a xlink:type="simple" xlink:href="#__RefHeading___Toc542_2238994884" text:style-name="Index_20_Link" text:visited-style-name="Index_20_Link">_rails_default.html.erb<text:tab/>18</text:a></text:p>
          <text:p text:style-name="P65"><text:a xlink:type="simple" xlink:href="#__RefHeading___Toc544_2238994884" text:style-name="Index_20_Link" text:visited-style-name="Index_20_Link">_shim.html.erb<text:tab/>18</text:a></text:p>
          <text:p text:style-name="P65"><text:a xlink:type="simple" xlink:href="#__RefHeading___Toc662_2238994884" text:style-name="Index_20_Link" text:visited-style-name="Index_20_Link">mailer.html.erb<text:tab/>18</text:a></text:p>
          <text:p text:style-name="P65"><text:a xlink:type="simple" xlink:href="#__RefHeading___Toc664_2238994884" text:style-name="Index_20_Link" text:visited-style-name="Index_20_Link">mailer.text.erb<text:tab/>19</text:a></text:p>
          <text:p text:style-name="P64"><text:a xlink:type="simple" xlink:href="#__RefHeading___Toc546_2238994884" text:style-name="Index_20_Link" text:visited-style-name="Index_20_Link">static_pages<text:tab/>19</text:a></text:p>
          <text:p text:style-name="P65"><text:a xlink:type="simple" xlink:href="#__RefHeading___Toc548_2238994884" text:style-name="Index_20_Link" text:visited-style-name="Index_20_Link">home.html.erb<text:tab/>19</text:a></text:p>
          <text:p text:style-name="P65"><text:a xlink:type="simple" xlink:href="#__RefHeading___Toc666_2238994884" text:style-name="Index_20_Link" text:visited-style-name="Index_20_Link">about.html.erb<text:tab/>19</text:a></text:p>
          <text:p text:style-name="P65"><text:a xlink:type="simple" xlink:href="#__RefHeading___Toc668_2238994884" text:style-name="Index_20_Link" text:visited-style-name="Index_20_Link">contact.html.erb<text:tab/>19</text:a></text:p>
          <text:p text:style-name="P65"><text:a xlink:type="simple" xlink:href="#__RefHeading___Toc670_2238994884" text:style-name="Index_20_Link" text:visited-style-name="Index_20_Link">help.html.erb<text:tab/>20</text:a></text:p>
          <text:p text:style-name="P64"><text:a xlink:type="simple" xlink:href="#__RefHeading___Toc696_2238994884" text:style-name="Index_20_Link" text:visited-style-name="Index_20_Link">users<text:tab/>20</text:a></text:p>
          <text:p text:style-name="P65"><text:a xlink:type="simple" xlink:href="#__RefHeading___Toc698_2238994884" text:style-name="Index_20_Link" text:visited-style-name="Index_20_Link">index.html.erb<text:tab/>20</text:a></text:p>
          <text:p text:style-name="P65"><text:a xlink:type="simple" xlink:href="#__RefHeading___Toc700_2238994884" text:style-name="Index_20_Link" text:visited-style-name="Index_20_Link">new.html.erb<text:tab/>20</text:a></text:p>
          <text:p text:style-name="P65"><text:a xlink:type="simple" xlink:href="#__RefHeading___Toc702_2238994884" text:style-name="Index_20_Link" text:visited-style-name="Index_20_Link">show.html.erb<text:tab/>20</text:a></text:p>
          <text:p text:style-name="P65"><text:a xlink:type="simple" xlink:href="#__RefHeading___Toc704_2238994884" text:style-name="Index_20_Link" text:visited-style-name="Index_20_Link">edit.html.erb<text:tab/>21</text:a></text:p>
          <text:p text:style-name="P65"><text:a xlink:type="simple" xlink:href="#__RefHeading___Toc706_2238994884" text:style-name="Index_20_Link" text:visited-style-name="Index_20_Link">_form.html.erb<text:tab/>21</text:a></text:p>
          <text:p text:style-name="P65"><text:a xlink:type="simple" xlink:href="#__RefHeading___Toc708_2238994884" text:style-name="Index_20_Link" text:visited-style-name="Index_20_Link">_user.html.erb<text:tab/>21</text:a></text:p>
          <text:p text:style-name="P64"><text:a xlink:type="simple" xlink:href="#__RefHeading___Toc710_2238994884" text:style-name="Index_20_Link" text:visited-style-name="Index_20_Link">sessions<text:tab/>21</text:a></text:p>
          <text:p text:style-name="P65"><text:a xlink:type="simple" xlink:href="#__RefHeading___Toc712_2238994884" text:style-name="Index_20_Link" text:visited-style-name="Index_20_Link">new.html.erb<text:tab/>21</text:a></text:p>
          <text:p text:style-name="P64"><text:a xlink:type="simple" xlink:href="#__RefHeading___Toc714_2238994884" text:style-name="Index_20_Link" text:visited-style-name="Index_20_Link">shared<text:tab/>22</text:a></text:p>
          <text:p text:style-name="P65"><text:a xlink:type="simple" xlink:href="#__RefHeading___Toc716_2238994884" text:style-name="Index_20_Link" text:visited-style-name="Index_20_Link">_error_messages.html.erb<text:tab/>22</text:a></text:p>
          <text:p text:style-name="P64"><text:a xlink:type="simple" xlink:href="#__RefHeading___Toc718_2238994884" text:style-name="Index_20_Link" text:visited-style-name="Index_20_Link">password_resets<text:tab/>23</text:a></text:p>
          <text:p text:style-name="P65"><text:a xlink:type="simple" xlink:href="#__RefHeading___Toc720_2238994884" text:style-name="Index_20_Link" text:visited-style-name="Index_20_Link">new.html.erb<text:tab/>23</text:a></text:p>
          <text:p text:style-name="P65"><text:a xlink:type="simple" xlink:href="#__RefHeading___Toc722_2238994884" text:style-name="Index_20_Link" text:visited-style-name="Index_20_Link">edit.html.erb<text:tab/>23</text:a></text:p>
          <text:p text:style-name="P64"><text:a xlink:type="simple" xlink:href="#__RefHeading___Toc732_2238994884" text:style-name="Index_20_Link" text:visited-style-name="Index_20_Link">user_mailer<text:tab/>24</text:a></text:p>
          <text:p text:style-name="P65"><text:a xlink:type="simple" xlink:href="#__RefHeading___Toc734_2238994884" text:style-name="Index_20_Link" text:visited-style-name="Index_20_Link">account_activation.html.erb<text:tab/>24</text:a></text:p>
          <text:p text:style-name="P65"><text:a xlink:type="simple" xlink:href="#__RefHeading___Toc736_2238994884" text:style-name="Index_20_Link" text:visited-style-name="Index_20_Link">account_activation.text.erb<text:tab/>24</text:a></text:p>
          <text:p text:style-name="P65"><text:a xlink:type="simple" xlink:href="#__RefHeading___Toc738_2238994884" text:style-name="Index_20_Link" text:visited-style-name="Index_20_Link">password_reset.html.erb<text:tab/>24</text:a></text:p>
          <text:p text:style-name="P65"><text:a xlink:type="simple" xlink:href="#__RefHeading___Toc740_2238994884" text:style-name="Index_20_Link" text:visited-style-name="Index_20_Link">password_reset.text.erb<text:tab/>24</text:a></text:p>
          <text:p text:style-name="P66"><text:a xlink:type="simple" xlink:href="#__RefHeading___Toc772_2238994884" text:style-name="Index_20_Link" text:visited-style-name="Index_20_Link">db<text:tab/>25</text:a></text:p>
          <text:p text:style-name="P65"><text:a xlink:type="simple" xlink:href="#__RefHeading___Toc774_2238994884" text:style-name="Index_20_Link" text:visited-style-name="Index_20_Link">schema.rb<text:tab/>25</text:a></text:p>
          <text:p text:style-name="P65"><text:a xlink:type="simple" xlink:href="#__RefHeading___Toc776_2238994884" text:style-name="Index_20_Link" text:visited-style-name="Index_20_Link">seeds.rb<text:tab/>25</text:a></text:p>
          <text:p text:style-name="P66"><text:a xlink:type="simple" xlink:href="#__RefHeading___Toc786_2238994884" text:style-name="Index_20_Link" text:visited-style-name="Index_20_Link">test<text:tab/>26</text:a></text:p>
          <text:p text:style-name="P65"><text:a xlink:type="simple" xlink:href="#__RefHeading___Toc788_2238994884" text:style-name="Index_20_Link" text:visited-style-name="Index_20_Link">test_helper.rb<text:tab/>26</text:a></text:p>
          <text:p text:style-name="P64"><text:a xlink:type="simple" xlink:href="#__RefHeading___Toc814_2238994884" text:style-name="Index_20_Link" text:visited-style-name="Index_20_Link">fixtures<text:tab/>27</text:a></text:p>
          <text:p text:style-name="P65"><text:a xlink:type="simple" xlink:href="#__RefHeading___Toc816_2238994884" text:style-name="Index_20_Link" text:visited-style-name="Index_20_Link">users.yml<text:tab/>27</text:a></text:p>
          <text:p text:style-name="P64"><text:a xlink:type="simple" xlink:href="#__RefHeading___Toc818_2238994884" text:style-name="Index_20_Link" text:visited-style-name="Index_20_Link">helpers<text:tab/>28</text:a></text:p>
          <text:p text:style-name="P65"><text:a xlink:type="simple" xlink:href="#__RefHeading___Toc820_2238994884" text:style-name="Index_20_Link" text:visited-style-name="Index_20_Link">application_helper_test.rb<text:tab/>28</text:a></text:p>
          <text:p text:style-name="P65"><text:a xlink:type="simple" xlink:href="#__RefHeading___Toc822_2238994884" text:style-name="Index_20_Link" text:visited-style-name="Index_20_Link">sessions_helper_test.rb<text:tab/>28</text:a></text:p>
          <text:p text:style-name="P64"><text:a xlink:type="simple" xlink:href="#__RefHeading___Toc790_2238994884" text:style-name="Index_20_Link" text:visited-style-name="Index_20_Link">controllers<text:tab/>29</text:a></text:p>
          <text:p text:style-name="P65"><text:a xlink:type="simple" xlink:href="#__RefHeading___Toc792_2238994884" text:style-name="Index_20_Link" text:visited-style-name="Index_20_Link">sessions_controller_test.rb<text:tab/>29</text:a></text:p>
          <text:p text:style-name="P65"><text:a xlink:type="simple" xlink:href="#__RefHeading___Toc794_2238994884" text:style-name="Index_20_Link" text:visited-style-name="Index_20_Link">static_pages_controller_test.rb<text:tab/>29</text:a></text:p>
          <text:p text:style-name="P65"><text:a xlink:type="simple" xlink:href="#__RefHeading___Toc838_2238994884" text:style-name="Index_20_Link" text:visited-style-name="Index_20_Link">users_controller_test.rb<text:tab/>30</text:a></text:p>
          <text:p text:style-name="P64"><text:a xlink:type="simple" xlink:href="#__RefHeading___Toc856_2238994884" text:style-name="Index_20_Link" text:visited-style-name="Index_20_Link">models<text:tab/>31</text:a></text:p>
          <text:p text:style-name="P65"><text:a xlink:type="simple" xlink:href="#__RefHeading___Toc858_2238994884" text:style-name="Index_20_Link" text:visited-style-name="Index_20_Link">user_test.rb<text:tab/>31</text:a></text:p>
          <text:p text:style-name="P64"><text:a xlink:type="simple" xlink:href="#__RefHeading___Toc824_2238994884" text:style-name="Index_20_Link" text:visited-style-name="Index_20_Link">integration<text:tab/>33</text:a></text:p>
          <text:p text:style-name="P65"><text:a xlink:type="simple" xlink:href="#__RefHeading___Toc826_2238994884" text:style-name="Index_20_Link" text:visited-style-name="Index_20_Link">site_layout_test.rb<text:tab/>33</text:a></text:p>
          <text:p text:style-name="P65"><text:a xlink:type="simple" xlink:href="#__RefHeading___Toc828_2238994884" text:style-name="Index_20_Link" text:visited-style-name="Index_20_Link">users_index_test.rb<text:tab/>34</text:a></text:p>
          <text:p text:style-name="P65"><text:a xlink:type="simple" xlink:href="#__RefHeading___Toc830_2238994884" text:style-name="Index_20_Link" text:visited-style-name="Index_20_Link">users_edit_test.rb<text:tab/>35</text:a></text:p>
          <text:p text:style-name="P65"><text:a xlink:type="simple" xlink:href="#__RefHeading___Toc832_2238994884" text:style-name="Index_20_Link" text:visited-style-name="Index_20_Link">users_signup_test.rb<text:tab/>37</text:a></text:p>
          <text:p text:style-name="P65"><text:a xlink:type="simple" xlink:href="#__RefHeading___Toc834_2238994884" text:style-name="Index_20_Link" text:visited-style-name="Index_20_Link">users_login_test.rb<text:tab/>38</text:a></text:p>
          <text:p text:style-name="P65"><text:a xlink:type="simple" xlink:href="#__RefHeading___Toc836_2238994884" text:style-name="Index_20_Link" text:visited-style-name="Index_20_Link">password_resets_test.rb<text:tab/>40</text:a></text:p>
          <text:p text:style-name="P64"><text:a xlink:type="simple" xlink:href="#__RefHeading___Toc860_2238994884" text:style-name="Index_20_Link" text:visited-style-name="Index_20_Link">mailers<text:tab/>42</text:a></text:p>
          <text:p text:style-name="P65"><text:a xlink:type="simple" xlink:href="#__RefHeading___Toc862_2238994884" text:style-name="Index_20_Link" text:visited-style-name="Index_20_Link">user_mailer_test.rb<text:tab/>42</text:a></text:p>
          <text:p text:style-name="P64"><text:a xlink:type="simple" xlink:href="#__RefHeading___Toc864_2238994884" text:style-name="Index_20_Link" text:visited-style-name="Index_20_Link">/previews<text:tab/>42</text:a></text:p>
          <text:p text:style-name="P65"><text:a xlink:type="simple" xlink:href="#__RefHeading___Toc866_2238994884" text:style-name="Index_20_Link" text:visited-style-name="Index_20_Link">user_mailer_preview.rb<text:tab/>42</text:a></text:p>
        </text:index-body>
      </text:table-of-content>
      <text:p text:style-name="Text_20_body"/>
      <text:p text:style-name="Standard"/>
      <text:h text:style-name="P24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0">source 'https://rubygems.org'</text:p>
            <text:p text:style-name="P40"/>
            <text:p text:style-name="P40">git_source(:github) do |repo_name|</text:p>
            <text:p text:style-name="P40"><text:s text:c="2"/>repo_name = "#{repo_name}/#{repo_name}" unless repo_name.include?("/")</text:p>
            <text:p text:style-name="P40"><text:s text:c="2"/>"https://github.com/#{repo_name}.git"</text:p>
            <text:p text:style-name="P40">end</text:p>
            <text:p text:style-name="P40"/>
            <text:p text:style-name="P40"/>
            <text:p text:style-name="P40">gem 'rails', <text:s text:c="11"/>'5.0.1'</text:p>
            <text:p text:style-name="P40">gem 'bcrypt', <text:s text:c="10"/>'3.1.11'</text:p>
            <text:p text:style-name="P40">gem 'faker', <text:s text:c="11"/>'1.7.3'</text:p>
            <text:p text:style-name="P40">gem 'will_paginate', <text:s text:c="3"/>'3.1.5'</text:p>
            <text:p text:style-name="P40">gem 'bootstrap-will_paginate', '1.0.0'</text:p>
            <text:p text:style-name="P40">gem 'bootstrap-sass', <text:s text:c="2"/>'3.3.6'</text:p>
            <text:p text:style-name="P40">gem 'puma', <text:s text:c="12"/>'3.0'</text:p>
            <text:p text:style-name="P40">gem 'sass-rails', <text:s text:c="6"/>'5.0.6'</text:p>
            <text:p text:style-name="P40">gem 'uglifier', <text:s text:c="8"/>'3.0.0'</text:p>
            <text:p text:style-name="P40">gem 'coffee-rails', <text:s text:c="4"/>'4.2.1'</text:p>
            <text:p text:style-name="P40">gem 'jquery-rails', <text:s text:c="4"/>'4.1.1'</text:p>
            <text:p text:style-name="P40">gem 'turbolinks', <text:s text:c="6"/>'5.0.1'</text:p>
            <text:p text:style-name="P40">gem 'jbuilder', <text:s text:c="8"/>'2.4.1'</text:p>
            <text:p text:style-name="P40">gem 'pg' # for the damn heroku</text:p>
            <text:p text:style-name="P40"/>
            <text:p text:style-name="P40">group :development, :test do</text:p>
            <text:p text:style-name="P40"><text:s text:c="2"/>gem 'sqlite3', <text:s text:c="7"/>'1.3.12'</text:p>
            <text:p text:style-name="P40"><text:s text:c="2"/>gem 'byebug', <text:s text:c="8"/>'9.0.0', platform: :mri</text:p>
            <text:p text:style-name="P40">end</text:p>
            <text:p text:style-name="P40"/>
            <text:p text:style-name="P40">group :development do</text:p>
            <text:p text:style-name="P40"><text:s text:c="2"/>gem 'web-console', <text:s text:c="3"/>'3.1.1'</text:p>
            <text:p text:style-name="P40"><text:s text:c="2"/>gem 'listen', <text:s text:c="8"/>'3.0.8'</text:p>
            <text:p text:style-name="P40"><text:s text:c="2"/>gem 'spring', <text:s text:c="8"/>'1.7.2'</text:p>
            <text:p text:style-name="P40"><text:s text:c="2"/>gem 'spring-watcher-listen', '2.0.0'</text:p>
            <text:p text:style-name="P40"><text:s text:c="2"/>gem 'pry-rails'</text:p>
            <text:p text:style-name="P40">end</text:p>
            <text:p text:style-name="P40"/>
            <text:p text:style-name="P40">group :test do</text:p>
            <text:p text:style-name="P40"><text:s text:c="2"/>gem 'minitest', <text:s text:c="16"/>'~&gt; 5.10', '!= 5.10.2'</text:p>
            <text:p text:style-name="P40"><text:s text:c="2"/>gem 'rails-controller-testing', '0.1.1'</text:p>
            <text:p text:style-name="P40"><text:s text:c="2"/>gem 'minitest-reporters', <text:s text:c="6"/>'1.1.9'</text:p>
            <text:p text:style-name="P40"><text:s text:c="2"/>gem 'guard', <text:s text:c="19"/>'2.13.0'</text:p>
            <text:p text:style-name="P40"><text:s text:c="2"/>gem 'guard-minitest', <text:s text:c="10"/>'2.4.4'</text:p>
            <text:p text:style-name="P40">end</text:p>
            <text:p text:style-name="P40"/>
            <text:p text:style-name="P40"># Windows does not include zoneinfo files, so bundle the tzinfo-data gem</text:p>
            <text:p text:style-name="P40">gem 'tzinfo-data', platforms: [:mingw, :mswin, :x64_mingw, :jruby]</text:p>
          </table:table-cell>
        </table:table-row>
      </table:table>
      <text:p text:style-name="P6"/>
      <text:h text:style-name="P27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0"># Defines the matching rules for Guard.</text:p>
            <text:p text:style-name="P40">guard :minitest, spring: "bin/rails test", all_on_start: false do</text:p>
            <text:p text:style-name="P40"><text:s text:c="2"/>watch(%r{^test/(.*)/?(.*)_test\.rb$})</text:p>
            <text:p text:style-name="P40"><text:s text:c="2"/>watch('test/test_helper.rb') { 'test' }</text:p>
            <text:p text:style-name="P40"><text:s text:c="2"/>watch('config/routes.rb') <text:s text:c="3"/>{ integration_tests }</text:p>
            <text:p text:style-name="P40"><text:s text:c="2"/>watch(%r{^app/models/(.*?)\.rb$}) do |matches|</text:p>
            <text:p text:style-name="P40"><text:s text:c="4"/>"test/models/#{matches[1]}_test.rb"</text:p>
            <text:p text:style-name="P40"><text:s text:c="2"/>end</text:p>
            <text:p text:style-name="P40"><text:s text:c="2"/>watch(%r{^app/controllers/(.*?)_controller\.rb$}) do |matches|</text:p>
            <text:p text:style-name="P40"><text:s text:c="4"/>resource_tests(matches[1])</text:p>
            <text:p text:style-name="P40"><text:s text:c="2"/>end</text:p>
            <text:p text:style-name="P40"><text:s text:c="2"/>watch(%r{^app/views/([^/]*?)/.*\.html\.erb$}) do |matches|</text:p>
            <text:p text:style-name="P40"><text:s text:c="4"/>["test/controllers/#{matches[1]}_controller_test.rb"] +</text:p>
            <text:p text:style-name="P40"><text:s text:c="4"/>integration_tests(matches[1])</text:p>
            <text:p text:style-name="P40"><text:s text:c="2"/>end</text:p>
            <text:p text:style-name="P40"><text:s text:c="2"/>watch(%r{^app/helpers/(.*?)_helper\.rb$}) do |matches|</text:p>
            <text:p text:style-name="P40"><text:s text:c="4"/>integration_tests(matches[1])</text:p>
            <text:p text:style-name="P40"><text:s text:c="2"/>end</text:p>
            <text:p text:style-name="P40"><text:s text:c="2"/>watch('app/views/layouts/application.html.erb') do</text:p>
            <text:p text:style-name="P40"><text:s text:c="4"/>'test/integration/site_layout_test.rb'</text:p>
            <text:p text:style-name="P40"><text:s text:c="2"/>end</text:p>
            <text:p text:style-name="P40"><text:s text:c="2"/>watch('app/helpers/sessions_helper.rb') do</text:p>
            <text:p text:style-name="P40"><text:s text:c="4"/>integration_tests &lt;&lt; 'test/helpers/sessions_helper_test.rb'</text:p>
            <text:p text:style-name="P40"><text:s text:c="2"/>end</text:p>
            <text:p text:style-name="P40"><text:s text:c="2"/>watch('app/controllers/sessions_controller.rb') do</text:p>
            <text:p text:style-name="P40"><text:s text:c="4"/>['test/controllers/sessions_controller_test.rb',</text:p>
            <text:p text:style-name="P40"><text:s text:c="5"/>'test/integration/users_login_test.rb']</text:p>
            <text:p text:style-name="P40"><text:s text:c="2"/>end</text:p>
            <text:p text:style-name="P40"><text:s text:c="2"/>watch('app/controllers/account_activations_controller.rb') do</text:p>
            <text:p text:style-name="P40"><text:s text:c="4"/>'test/integration/users_signup_test.rb'</text:p>
            <text:p text:style-name="P40"><text:s text:c="2"/>end</text:p>
            <text:p text:style-name="P40"><text:s text:c="2"/>watch(%r{app/views/users/*}) do</text:p>
            <text:p text:style-name="P40"><text:s text:c="4"/>resource_tests('users') +</text:p>
            <text:p text:style-name="P40"><text:s text:c="4"/>['test/integration/microposts_interface_test.rb']</text:p>
            <text:p text:style-name="P40"><text:s text:c="2"/>end</text:p>
            <text:p text:style-name="P40">end</text:p>
            <text:p text:style-name="P40"/>
            <text:p text:style-name="P40"># Returns the integration tests corresponding to the given resource.</text:p>
            <text:p text:style-name="P40">def integration_tests(resource = :all)</text:p>
            <text:p text:style-name="P40"><text:s text:c="2"/>if resource == :all</text:p>
            <text:p text:style-name="P40"><text:s text:c="4"/>Dir["test/integration/*"]</text:p>
            <text:p text:style-name="P40"><text:s text:c="2"/>else</text:p>
            <text:p text:style-name="P40"><text:s text:c="4"/>Dir["test/integration/#{resource}_*.rb"]</text:p>
            <text:p text:style-name="P40"><text:s text:c="2"/>end</text:p>
            <text:p text:style-name="P40">end</text:p>
            <text:p text:style-name="P40"># Returns the controller tests corresponding to the given resource.</text:p>
            <text:p text:style-name="P40">def controller_test(resource)</text:p>
            <text:p text:style-name="P40"><text:s text:c="2"/>"test/controllers/#{resource}_controller_test.rb"</text:p>
            <text:p text:style-name="P40">end</text:p>
            <text:p text:style-name="P40"># Returns all tests for the given resource.</text:p>
            <text:p text:style-name="P40">def resource_tests(resource)</text:p>
            <text:p text:style-name="P40"><text:s text:c="2"/>integration_tests(resource) &lt;&lt; controller_test(resource)</text:p>
            <text:p text:style-name="P40">end</text:p>
          </table:table-cell>
        </table:table-row>
      </table:table>
      <text:h text:style-name="P20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0"># Ignore bundler config.</text:p>
            <text:p text:style-name="P40">/.bundle</text:p>
            <text:p text:style-name="P40"/>
            <text:p text:style-name="P40"># Ignore the default SQLite database.</text:p>
            <text:p text:style-name="P40">/db/*.sqlite3</text:p>
            <text:p text:style-name="P40">/db/*.sqlite3-journal</text:p>
            <text:p text:style-name="P40"/>
            <text:p text:style-name="P40"># Ignore all logfiles and tempfiles.</text:p>
            <text:p text:style-name="P40">/log/*</text:p>
            <text:p text:style-name="P40">/tmp/*</text:p>
            <text:p text:style-name="P40">!/log/.keep</text:p>
            <text:p text:style-name="P40">!/tmp/.keep</text:p>
            <text:p text:style-name="P40"/>
            <text:p text:style-name="P40"># Ignore Byebug command history file.</text:p>
            <text:p text:style-name="P40">.byebug_history</text:p>
            <text:p text:style-name="P40"/>
            <text:p text:style-name="P40"># Ignore Spring files for Guard testing</text:p>
            <text:p text:style-name="P40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70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0">class ApplicationController &lt; ActionController::Base</text:p>
            <text:p text:style-name="P30"><text:s text:c="2"/>protect_from_forgery with: :exception</text:p>
            <text:p text:style-name="P30"><text:s text:c="2"/>include SessionsHelper</text:p>
            <text:p text:style-name="P30"><text:s text:c="2"/></text:p>
            <text:p text:style-name="P30"><text:s text:c="2"/>def hello</text:p>
            <text:p text:style-name="P30"><text:s text:c="4"/>render html: "hello, world!"</text:p>
            <text:p text:style-name="P30"><text:s text:c="2"/>end</text:p>
            <text:p text:style-name="P30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30">class StaticPagesController &lt; ApplicationController</text:p>
            <text:p text:style-name="P30"><text:s text:c="2"/>def home</text:p>
            <text:p text:style-name="P30"><text:s text:c="2"/>end</text:p>
            <text:p text:style-name="P30"/>
            <text:p text:style-name="P30"><text:s text:c="2"/>def help</text:p>
            <text:p text:style-name="P30"><text:s text:c="2"/>end</text:p>
            <text:p text:style-name="P30"/>
            <text:p text:style-name="P30"><text:s text:c="2"/>def about</text:p>
            <text:p text:style-name="P30"><text:s text:c="2"/>end</text:p>
            <text:p text:style-name="P30"/>
            <text:p text:style-name="P30"><text:s text:c="2"/>def contact</text:p>
            <text:p text:style-name="P30"><text:s text:c="2"/>end</text:p>
            <text:p text:style-name="P30"><text:s text:c="2"/></text:p>
            <text:p text:style-name="P30">end</text:p>
          </table:table-cell>
        </table:table-row>
      </table:table>
      <text:p text:style-name="Standard"/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7">class UsersController &lt; ApplicationController</text:p>
            <text:p text:style-name="P67"><text:s text:c="2"/>before_action :logged_in_user, only: [:index, :edit, :update, :destroy]</text:p>
            <text:p text:style-name="P67"><text:s text:c="2"/>before_action :correct_user, <text:s text:c="2"/>only: [:edit, :update]</text:p>
            <text:p text:style-name="P67"><text:s text:c="2"/>before_action :admin_user, <text:s text:c="4"/>only: :destroy</text:p>
            <text:p text:style-name="P67"/>
            <text:p text:style-name="P67"><text:s text:c="2"/>def index <text:s text:c="4"/># 1</text:p>
            <text:p text:style-name="P67"><text:s text:c="4"/># @users = User.paginate(page: params[:page])</text:p>
            <text:p text:style-name="P67"><text:s text:c="4"/># only show activated users in the list</text:p>
            <text:p text:style-name="P67"><text:s text:c="4"/>@users = User.where(activated: true).paginate(page: params[:page])</text:p>
            <text:p text:style-name="P67"><text:s text:c="2"/>end</text:p>
            <text:p text:style-name="P67"/>
            <text:p text:style-name="P67"><text:s text:c="2"/>def show <text:s text:c="5"/># 2</text:p>
            <text:p text:style-name="P67"><text:s text:c="4"/>@user = User.find(params[:id])</text:p>
            <text:p text:style-name="P67"><text:s text:c="4"/># skip page if user is not activated</text:p>
            <text:p text:style-name="P67"><text:s text:c="4"/>redirect_to root_url and return unless @user.activated</text:p>
            <text:p text:style-name="P67"><text:s text:c="4"/># debugger</text:p>
            <text:p text:style-name="P67"><text:s text:c="2"/>end</text:p>
            <text:p text:style-name="P67"/>
            <text:p text:style-name="P67"><text:s text:c="2"/>def new <text:s text:c="6"/># 3</text:p>
            <text:p text:style-name="P67"><text:s text:c="4"/>@user = User.new</text:p>
            <text:p text:style-name="P67"><text:s text:c="2"/>end</text:p>
            <text:p text:style-name="P67"/>
            <text:p text:style-name="P67"><text:soft-page-break/><text:s text:c="2"/>def create <text:s text:c="3"/># 4</text:p>
            <text:p text:style-name="P67"><text:s text:c="4"/>@user = User.new(user_params)</text:p>
            <text:p text:style-name="P67"><text:s text:c="4"/>if @user.save</text:p>
            <text:p text:style-name="P67"><text:s text:c="6"/>@user.send_activation_email # in the User mode</text:p>
            <text:p text:style-name="P67"><text:s text:c="6"/># UserMailer.account_activation(@user).deliver_now </text:p>
            <text:p text:style-name="P67"><text:s text:c="6"/>flash[:info] <text:s text:c="3"/>= "Please check your email to activate your account."</text:p>
            <text:p text:style-name="P67"><text:s text:c="6"/>redirect_to root_url</text:p>
            <text:p text:style-name="P67"><text:s text:c="6"/># log_in @user</text:p>
            <text:p text:style-name="P67"><text:s text:c="6"/># flash[:success] = "Welcome to the Sample App!"</text:p>
            <text:p text:style-name="P67"><text:s text:c="6"/># redirect_to @user</text:p>
            <text:p text:style-name="P67"><text:s text:c="4"/>else</text:p>
            <text:p text:style-name="P67"><text:s text:c="6"/>render 'new'</text:p>
            <text:p text:style-name="P67"><text:s text:c="4"/>end</text:p>
            <text:p text:style-name="P67"><text:s text:c="2"/>end</text:p>
            <text:p text:style-name="P67"/>
            <text:p text:style-name="P67"><text:s text:c="2"/>def edit <text:s text:c="5"/># 5</text:p>
            <text:p text:style-name="P67"><text:s text:c="2"/>end</text:p>
            <text:p text:style-name="P67"/>
            <text:p text:style-name="P67"><text:s text:c="2"/>def update <text:s text:c="3"/># 6</text:p>
            <text:p text:style-name="P67"><text:s text:c="4"/>if @user.update_attributes(user_params)</text:p>
            <text:p text:style-name="P67"><text:s text:c="6"/>flash[:success] = "User successfully updated"</text:p>
            <text:p text:style-name="P67"><text:s text:c="6"/>redirect_to @user</text:p>
            <text:p text:style-name="P67"><text:s text:c="4"/>else</text:p>
            <text:p text:style-name="P67"><text:s text:c="6"/>render 'edit'</text:p>
            <text:p text:style-name="P67"><text:s text:c="4"/>end</text:p>
            <text:p text:style-name="P67"><text:s text:c="2"/>end</text:p>
            <text:p text:style-name="P67"/>
            <text:p text:style-name="P67"><text:s text:c="2"/>def destroy <text:s/># 7 <text:s/># add the corresponding before_actionS as well</text:p>
            <text:p text:style-name="P67"><text:s text:c="4"/>User.find(params[:id]).destroy <text:s/># #destroy from Active record</text:p>
            <text:p text:style-name="P67"><text:s text:c="4"/>flash[:success] = "User deleted"</text:p>
            <text:p text:style-name="P67"><text:s text:c="4"/>redirect_to users_url</text:p>
            <text:p text:style-name="P67"><text:s text:c="2"/>end</text:p>
            <text:p text:style-name="P67"/>
            <text:p text:style-name="P67"><text:s text:c="2"/>private</text:p>
            <text:p text:style-name="P67"><text:s text:c="4"/>def user_params</text:p>
            <text:p text:style-name="P67"><text:s text:c="6"/>params.require(:user).permit( <text:s/></text:p>
            <text:p text:style-name="P67"><text:s text:c="8"/>:name, <text:s text:c="7"/>:email, </text:p>
            <text:p text:style-name="P67"><text:s text:c="8"/>:password, <text:s text:c="3"/>:password_confirmation)</text:p>
            <text:p text:style-name="P67"><text:s text:c="4"/>end</text:p>
            <text:p text:style-name="P67"><text:s text:c="4"/></text:p>
            <text:p text:style-name="P67"><text:s text:c="4"/># before filters</text:p>
            <text:p text:style-name="P67"/>
            <text:p text:style-name="P67"><text:s text:c="4"/># confirms a logged-in user</text:p>
            <text:p text:style-name="P67"><text:s text:c="6"/># used in the filter before_action</text:p>
            <text:p text:style-name="P67"><text:s text:c="4"/>def logged_in_user</text:p>
            <text:p text:style-name="P67"><text:s text:c="6"/>unless logged_in?</text:p>
            <text:p text:style-name="P67"><text:s text:c="8"/>store_location</text:p>
            <text:p text:style-name="P67"><text:s text:c="8"/>flash[:danger] = "Please log in"</text:p>
            <text:p text:style-name="P67"><text:s text:c="8"/>redirect_to login_url</text:p>
            <text:p text:style-name="P67"><text:s text:c="6"/>end</text:p>
            <text:p text:style-name="P67"><text:s text:c="4"/>end</text:p>
            <text:p text:style-name="P67"/>
            <text:p text:style-name="P67"><text:s text:c="4"/>#confirms the correct user</text:p>
            <text:p text:style-name="P67"><text:s text:c="4"/>def correct_user</text:p>
            <text:p text:style-name="P67"><text:s text:c="6"/>@user = User.find(params[:id])</text:p>
            <text:p text:style-name="P67"><text:soft-page-break/><text:s text:c="6"/>redirect_to(root_url) unless @user == current_user</text:p>
            <text:p text:style-name="P67"><text:s text:c="4"/>end</text:p>
            <text:p text:style-name="P67"><text:s text:c="6"/># current_user in session_helper, returns the user corresponding to the remember token cookie</text:p>
            <text:p text:style-name="P67"/>
            <text:p text:style-name="P67"><text:s text:c="4"/># confirms an admin user</text:p>
            <text:p text:style-name="P67"><text:s text:c="4"/>def admin_user</text:p>
            <text:p text:style-name="P67"><text:s text:c="6"/>redirect_to(root_url) unless current_user.admin?</text:p>
            <text:p text:style-name="P67"><text:s text:c="4"/>end</text:p>
            <text:p text:style-name="P67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0">class SessionsController &lt; ApplicationController</text:p>
            <text:p text:style-name="P30"><text:s text:c="2"/>def new</text:p>
            <text:p text:style-name="P30"><text:s text:c="4"/># debugger</text:p>
            <text:p text:style-name="P30"><text:s text:c="2"/>end</text:p>
            <text:p text:style-name="P30"/>
            <text:p text:style-name="P30"><text:s text:c="2"/>def create <text:s text:c="3"/># the first 'if user' is just to not make user.authenticate fail</text:p>
            <text:p text:style-name="P30"><text:s text:c="4"/># user could be a @class variable for the sake of testing the way listing 9.27 does</text:p>
            <text:p text:style-name="P30"><text:s text:c="4"/>user = User.find_by(email: params[:session][:email].downcase)</text:p>
            <text:p text:style-name="P30"><text:s text:c="4"/>if user and user.authenticate(params[:session][:password])</text:p>
            <text:p text:style-name="P30"><text:s text:c="6"/>if user.activated?</text:p>
            <text:p text:style-name="P30"><text:s text:c="8"/>log_in user <text:s text:c="5"/># method in sessions_helper</text:p>
            <text:p text:style-name="P30"><text:s text:c="8"/>params[:session][:remember_me] == '1' ? remember(user) : forget(user)</text:p>
            <text:p text:style-name="P30"><text:s text:c="8"/>flash[:success] = "logged in" # not sure if this can remain here</text:p>
            <text:p text:style-name="P30"><text:s text:c="8"/>redirect_back_or(user) <text:s/># (@user is used as the default argument of #redirect_back_or if there is no other path)</text:p>
            <text:p text:style-name="P30"><text:s text:c="6"/># #redirect_back_or comes from sessions_helper</text:p>
            <text:p text:style-name="P30"><text:s text:c="6"/>else</text:p>
            <text:p text:style-name="P30"><text:s text:c="8"/>message = "Account not activated. "</text:p>
            <text:p text:style-name="P30"><text:s text:c="8"/>message += "Check your email for the activation link."</text:p>
            <text:p text:style-name="P30"><text:s text:c="8"/>flash[:warning] = message</text:p>
            <text:p text:style-name="P30"><text:s text:c="8"/>redirect_to root_url</text:p>
            <text:p text:style-name="P30"><text:s text:c="6"/>end</text:p>
            <text:p text:style-name="P30"><text:s text:c="4"/>else</text:p>
            <text:p text:style-name="P30"><text:s text:c="6"/>flash.now[:danger] <text:s/>= "Invalid email/password combination"</text:p>
            <text:p text:style-name="P30"><text:s text:c="6"/>render 'new'</text:p>
            <text:p text:style-name="P30"><text:s text:c="4"/>end</text:p>
            <text:p text:style-name="P30"><text:s text:c="2"/>end</text:p>
            <text:p text:style-name="P30"/>
            <text:p text:style-name="P30"><text:s text:c="2"/>def destroy</text:p>
            <text:p text:style-name="P30"><text:s text:c="4"/>log_out if logged_in?</text:p>
            <text:p text:style-name="P30"><text:s text:c="4"/>redirect_to root_path</text:p>
            <text:p text:style-name="P30"><text:s text:c="2"/>end</text:p>
            <text:p text:style-name="P30">end</text:p>
          </table:table-cell>
        </table:table-row>
      </table:table>
      <text:h text:style-name="P47" text:outline-level="2"/>
      <text:h text:style-name="P24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31">class PasswordResetsController &lt; ApplicationController</text:p>
            <text:p text:style-name="P31"><text:s text:c="2"/>before_action :get_user, <text:s text:c="3"/>only: [:edit, :update]</text:p>
            <text:p text:style-name="P31"><text:s text:c="2"/>before_action :valid_user, <text:s/>only: [:edit, :update]</text:p>
            <text:p text:style-name="P31"><text:s text:c="2"/>before_action :check_expiration, only: [:edit, :update] # see #update case 1.</text:p>
            <text:p text:style-name="P31"><text:s text:c="2"/>def new</text:p>
            <text:p text:style-name="P31"><text:s text:c="2"/>end</text:p>
            <text:p text:style-name="P31"/>
            <text:p text:style-name="P31"><text:s text:c="2"/>def create</text:p>
            <text:p text:style-name="P31"><text:s text:c="4"/>@user = User.find_by(email:params[:password_reset][:email].downcase)</text:p>
            <text:p text:style-name="P31"><text:s text:c="4"/>if @user</text:p>
            <text:p text:style-name="P31"><text:s text:c="6"/>@user.create_reset_digest <text:s text:c="8"/># from User controller</text:p>
            <text:p text:style-name="P31"><text:s text:c="6"/>@user.send_password_reset_email <text:s text:c="3"/># also from there</text:p>
            <text:p text:style-name="P31"><text:s text:c="6"/>flash[:info] = "Email sent with password reset instructions"</text:p>
            <text:p text:style-name="P31"><text:s text:c="6"/>redirect_to root_url</text:p>
            <text:p text:style-name="P31"><text:s text:c="4"/>else</text:p>
            <text:p text:style-name="P31"><text:s text:c="6"/>flash.now[:danger] = "Email address not found"</text:p>
            <text:p text:style-name="P31"><text:s text:c="6"/>render 'new'</text:p>
            <text:p text:style-name="P31"><text:s text:c="4"/>end</text:p>
            <text:p text:style-name="P31"><text:s text:c="2"/>end</text:p>
            <text:p text:style-name="P31"/>
            <text:p text:style-name="P31"><text:s text:c="2"/>def edit</text:p>
            <text:p text:style-name="P31"><text:s text:c="4"/>@user = User.find_by(email:params[:email].downcase)</text:p>
            <text:p text:style-name="P31"><text:s text:c="2"/>end</text:p>
            <text:p text:style-name="P31"/>
            <text:p text:style-name="P31"><text:s text:c="2"/>def update</text:p>
            <text:p text:style-name="P31"><text:s text:c="4"/># four cases:</text:p>
            <text:p text:style-name="P31"><text:s text:c="4"/># 1. expired password reset # dealt with a before filter at the top</text:p>
            <text:p text:style-name="P31"><text:s text:c="4"/># 2. failed update for invalid password</text:p>
            <text:p text:style-name="P31"><text:s text:c="4"/># 3. failed update for empty password or wrong confirmation)</text:p>
            <text:p text:style-name="P31"><text:s text:c="4"/># 4. SUCCESSFUL update</text:p>
            <text:p text:style-name="P31"><text:s text:c="4"/>if params[:user][:password].empty? <text:s text:c="9"/># case 3.</text:p>
            <text:p text:style-name="P31"><text:s text:c="6"/>@user.errors.add(:password, "can't be empty")</text:p>
            <text:p text:style-name="P31"><text:s text:c="6"/>render 'edit'</text:p>
            <text:p text:style-name="P31"><text:s text:c="4"/>elsif @user.update_attributes(user_params) <text:s text:c="2"/># case 4.</text:p>
            <text:p text:style-name="P31"><text:s text:c="6"/>log_in @user <text:s text:c="13"/># method below in the controller</text:p>
            <text:p text:style-name="P31"><text:s text:c="6"/>@user.update_attribute(:reset_digest, nil)</text:p>
            <text:p text:style-name="P31"><text:s text:c="6"/>flash[:success] = "Password has been reset."</text:p>
            <text:p text:style-name="P31"><text:s text:c="6"/>redirect_to @user</text:p>
            <text:p text:style-name="P31"><text:s text:c="4"/>else</text:p>
            <text:p text:style-name="P31"><text:s text:c="6"/>render 'edit' <text:s text:c="29"/># case 2.</text:p>
            <text:p text:style-name="P31"><text:s text:c="4"/>end</text:p>
            <text:p text:style-name="P31"><text:s text:c="2"/>end</text:p>
            <text:p text:style-name="P31"/>
            <text:p text:style-name="P31"><text:s text:c="2"/>private</text:p>
            <text:p text:style-name="P31"><text:s text:c="4"/>def user_params</text:p>
            <text:p text:style-name="P31"><text:s text:c="6"/>params.require(:user).permit(:password, :password_confirmation)</text:p>
            <text:p text:style-name="P31"><text:s text:c="4"/>end</text:p>
            <text:p text:style-name="P31"/>
            <text:p text:style-name="P31"><text:s text:c="4"/># Before filters</text:p>
            <text:p text:style-name="P31"><text:s text:c="4"/>def get_user</text:p>
            <text:p text:style-name="P31"><text:s text:c="6"/>@user = User.find_by(email: params[:email])</text:p>
            <text:p text:style-name="P31"><text:s text:c="4"/>end</text:p>
            <text:p text:style-name="P31"/>
            <text:p text:style-name="P31"><text:soft-page-break/><text:s text:c="4"/># confirms a valid user</text:p>
            <text:p text:style-name="P31"><text:s text:c="4"/>def valid_user </text:p>
            <text:p text:style-name="P31"><text:s text:c="6"/>unless (@user &amp;&amp; @user.activated? &amp;&amp; # ::authenticated from User model</text:p>
            <text:p text:style-name="P31"><text:s text:c="14"/>@user.authenticated?(:reset, params[:id]))</text:p>
            <text:p text:style-name="P31"><text:s text:c="8"/>redirect_to root_url <text:s text:c="3"/># to get the reset_digest</text:p>
            <text:p text:style-name="P31"><text:s text:c="6"/>end</text:p>
            <text:p text:style-name="P31"><text:s text:c="4"/>end</text:p>
            <text:p text:style-name="P31"/>
            <text:p text:style-name="P31"><text:s text:c="4"/># checks expiration of reset token</text:p>
            <text:p text:style-name="P31"><text:s text:c="4"/>def check_expiration</text:p>
            <text:p text:style-name="P31"><text:s text:c="6"/>if @user.password_reset_expired? # in the User model</text:p>
            <text:p text:style-name="P31"><text:s text:c="8"/>flash[:danger] = "Password reset has expired."</text:p>
            <text:p text:style-name="P31"><text:s text:c="8"/>redirect_to new_password_reset_url</text:p>
            <text:p text:style-name="P31"><text:s text:c="6"/>end</text:p>
            <text:p text:style-name="P31"><text:s text:c="4"/>end</text:p>
            <text:p text:style-name="P31">end</text:p>
            <text:p text:style-name="P31"/>
            <text:p text:style-name="P31">=begin</text:p>
            <text:p text:style-name="P31">upon submitting</text:p>
            <text:p text:style-name="P31">1) find user by email</text:p>
            <text:p text:style-name="P31">2) update its attributes with </text:p>
            <text:p text:style-name="P31"><text:s text:c="2"/>- the password reset token</text:p>
            <text:p text:style-name="P31"><text:s text:c="2"/>- sent_at timestamp</text:p>
            <text:p text:style-name="P31">3) redirect to root_url</text:p>
            <text:p text:style-name="P31">4) flash message</text:p>
            <text:p text:style-name="P31"/>
            <text:p text:style-name="P31">in case of an invalid submission,</text:p>
            <text:p text:style-name="P31"><text:s text:c="2"/>the form will be re-rendered with a flash.now message</text:p>
            <text:p text:style-name="P31">=end </text:p>
          </table:table-cell>
        </table:table-row>
      </table:table>
      <text:p text:style-name="P2"/>
      <text:h text:style-name="P71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2">module ApplicationHelper</text:p>
            <text:p text:style-name="P32"/>
            <text:p text:style-name="P32"><text:s text:c="2"/># return the full title on a per-page basis</text:p>
            <text:p text:style-name="P32"><text:s text:c="2"/>def full_title(page_title = '')</text:p>
            <text:p text:style-name="P32"><text:s text:c="4"/>base_title = "Ruby on Rails Tutorial Sample App"</text:p>
            <text:p text:style-name="P32"><text:s text:c="4"/>if page_title.empty?</text:p>
            <text:p text:style-name="P32"><text:s text:c="6"/>base_title</text:p>
            <text:p text:style-name="P32"><text:s text:c="4"/>else</text:p>
            <text:p text:style-name="P32"><text:s text:c="6"/>page_title + " | " + base_title</text:p>
            <text:p text:style-name="P32"><text:s text:c="4"/>end</text:p>
            <text:p text:style-name="P32"><text:s text:c="2"/>end</text:p>
            <text:p text:style-name="P3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2">module UsersHelper</text:p>
            <text:p text:style-name="P32"><text:s text:c="2"/>def gravatar_for(user, size: 80 )</text:p>
            <text:p text:style-name="P32"><text:s text:c="4"/>gravatar_id = Digest::MD5::hexdigest(user.email.downcase)</text:p>
            <text:p text:style-name="P32"><text:s text:c="4"/>gravatar_url = "https://secure.gravatar.com/avatar/#{gravatar_id}?s=#{size}"</text:p>
            <text:p text:style-name="P32"><text:s text:c="4"/>image_tag(gravatar_url, alt: user.name, class: "gravatar")</text:p>
            <text:p text:style-name="P32"><text:s text:c="2"/>end</text:p>
            <text:p text:style-name="P3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module SessionsHelper</text:p>
            <text:p text:style-name="P32"><text:s text:c="2"/></text:p>
            <text:p text:style-name="P32"><text:s text:c="2"/># logs in the given user</text:p>
            <text:p text:style-name="P32"><text:s text:c="2"/>def log_in(user)</text:p>
            <text:p text:style-name="P32"><text:s text:c="4"/>session[:user_id] = user.id <text:s text:c="5"/># sessions is a temporary cookie</text:p>
            <text:p text:style-name="P32"><text:s text:c="2"/>end</text:p>
            <text:p text:style-name="P32"/>
            <text:p text:style-name="P32"><text:s text:c="2"/># returns the current logged-in user (if any)</text:p>
            <text:p text:style-name="P32"><text:s text:c="2"/># def current_user</text:p>
            <text:p text:style-name="P32"><text:s text:c="2"/># <text:s text:c="2"/>@current_user ||= User.find_by(id: session[:user_id])</text:p>
            <text:p text:style-name="P32"><text:s text:c="2"/># end</text:p>
            <text:p text:style-name="P32"/>
            <text:p text:style-name="P32"><text:s text:c="2"/># returns true if the given user is the current user</text:p>
            <text:p text:style-name="P32"><text:s text:c="2"/>def current_user?(user)</text:p>
            <text:p text:style-name="P32"><text:s text:c="4"/>user == current_user</text:p>
            <text:p text:style-name="P32"><text:s text:c="2"/>end <text:s/></text:p>
            <text:p text:style-name="P32"/>
            <text:p text:style-name="P32"><text:s text:c="2"/># returns the user corresponding to the remember token cookie</text:p>
            <text:p text:style-name="P32"><text:s text:c="2"/>def current_user</text:p>
            <text:p text:style-name="P32"><text:s text:c="4"/>if <text:s text:c="4"/>(user_id = session[:user_id]) <text:s text:c="8"/># does it exist?</text:p>
            <text:p text:style-name="P32"><text:s text:c="6"/>@current_user ||= User.find_by(id: user_id)</text:p>
            <text:p text:style-name="P32"><text:s text:c="4"/>elsif (user_id = cookies.signed[:user_id]) <text:s/># is there a persisten session?</text:p>
            <text:p text:style-name="P32"><text:s text:c="6"/># raise # the tests still pass, so this branch is currently untested</text:p>
            <text:p text:style-name="P32"><text:s text:c="6"/>user = User.find_by(id: user_id) <text:s text:c="4"/># .authenticated comes from<text:span text:style-name="T3"> </text:span>models/user</text:p>
            <text:p text:style-name="P32"><text:s text:c="6"/># if user and user.authenticated?(cookies[:remember_token])</text:p>
            <text:p text:style-name="P32"><text:s text:c="6"/># updated this line for the new authenticated method</text:p>
            <text:p text:style-name="P32"><text:s text:c="6"/>if user &amp;&amp; user.authenticated?(:remember, cookies[:remember_token])</text:p>
            <text:p text:style-name="P32"><text:soft-page-break/><text:s text:c="8"/># <text:s text:c="2"/>( def authenticated?(attribute, token) from User model)</text:p>
            <text:p text:style-name="P32"><text:s text:c="8"/># <text:s text:c="11"/>so it will be remember_digest</text:p>
            <text:p text:style-name="P32"><text:s text:c="8"/>log_in user <text:s text:c="15"/># from this same file</text:p>
            <text:p text:style-name="P32"><text:s text:c="8"/>@current_user = user</text:p>
            <text:p text:style-name="P32"><text:s text:c="6"/>end</text:p>
            <text:p text:style-name="P32"><text:s text:c="4"/>end</text:p>
            <text:p text:style-name="P32"><text:s text:c="2"/>end</text:p>
            <text:p text:style-name="P32"/>
            <text:p text:style-name="P32"><text:s text:c="2"/># returns true if the user is logged in</text:p>
            <text:p text:style-name="P32"><text:s text:c="2"/>def logged_in?</text:p>
            <text:p text:style-name="P32"><text:s text:c="4"/>!current_user.nil?</text:p>
            <text:p text:style-name="P32"><text:s text:c="2"/>end</text:p>
            <text:p text:style-name="P32"/>
            <text:p text:style-name="P32"><text:s text:c="2"/># forgets a persistent session</text:p>
            <text:p text:style-name="P32"><text:s text:c="2"/>def forget(user)</text:p>
            <text:p text:style-name="P32"><text:s text:c="4"/>user.forget <text:s text:c="20"/># from models/user</text:p>
            <text:p text:style-name="P32"><text:s text:c="4"/>cookies.delete(:user_id)</text:p>
            <text:p text:style-name="P32"><text:s text:c="4"/>cookies.delete(:remember_token)</text:p>
            <text:p text:style-name="P32"><text:s text:c="2"/>end</text:p>
            <text:p text:style-name="P32"/>
            <text:p text:style-name="P32"><text:s text:c="2"/># logs out the current user</text:p>
            <text:p text:style-name="P32"><text:s text:c="2"/>def log_out</text:p>
            <text:p text:style-name="P32"><text:s text:c="4"/>forget(current_user)</text:p>
            <text:p text:style-name="P32"><text:s text:c="4"/>session.delete(:user_id)</text:p>
            <text:p text:style-name="P32"><text:s text:c="4"/>@current_user = nil</text:p>
            <text:p text:style-name="P32"><text:s text:c="2"/>end</text:p>
            <text:p text:style-name="P32"/>
            <text:p text:style-name="P32"><text:s text:c="2"/># remembers a user in a persisten session</text:p>
            <text:p text:style-name="P32"><text:s text:c="2"/>def remember(user)</text:p>
            <text:p text:style-name="P32"><text:s text:c="4"/>user.remember <text:s text:c="19"/># from models/user</text:p>
            <text:p text:style-name="P32"><text:s text:c="4"/>cookies.permanent.signed[:user_id] = user.id</text:p>
            <text:p text:style-name="P32"><text:s text:c="4"/>cookies.permanent[:remember_token] = user.remember_token</text:p>
            <text:p text:style-name="P32"><text:s text:c="2"/>end <text:s text:c="31"/># from an attr_accessor of models/user</text:p>
            <text:p text:style-name="P32"/>
            <text:p text:style-name="P32"><text:s text:c="2"/># redirects to stored location (or the default), after it, it cleans itself</text:p>
            <text:p text:style-name="P32"><text:s text:c="2"/>def redirect_back_or(default)</text:p>
            <text:p text:style-name="P32"><text:s text:c="4"/>redirect_to(session[:forwarding_url] || default )</text:p>
            <text:p text:style-name="P32"><text:s text:c="4"/>session.delete(:forwarding_url)</text:p>
            <text:p text:style-name="P32"><text:s text:c="2"/>end</text:p>
            <text:p text:style-name="P32"/>
            <text:p text:style-name="P32"><text:s text:c="2"/># stores the URL trying to be accessed</text:p>
            <text:p text:style-name="P32"><text:s text:c="2"/>def store_location <text:s text:c="21"/># <text:s/>but only for a GET request</text:p>
            <text:p text:style-name="P32"><text:s text:c="4"/>session[:forwarding_url] = request.original_url if request.get?</text:p>
            <text:p text:style-name="P32"><text:s text:c="2"/>end # puts the requested URL in the session variable under the key :forwarding_url</text:p>
            <text:p text:style-name="P32">end</text:p>
          </table:table-cell>
        </table:table-row>
      </table:table>
      <text:h text:style-name="P68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2">module SessionsHelper</text:p>
            <text:p text:style-name="P32"><text:s text:c="2"/></text:p>
            <text:p text:style-name="P32"><text:s text:c="2"/># logs in the given user</text:p>
            <text:p text:style-name="P32"><text:soft-page-break/><text:s text:c="2"/>def log_in(user)</text:p>
            <text:p text:style-name="P32"><text:s text:c="4"/>session[:user_id] = user.id <text:s text:c="5"/># sessions is a temporary cookie</text:p>
            <text:p text:style-name="P32"><text:s text:c="2"/>end</text:p>
            <text:p text:style-name="P32"/>
            <text:p text:style-name="P32"><text:s text:c="2"/># returns the current logged-in user (if any)</text:p>
            <text:p text:style-name="P32"><text:s text:c="2"/># def current_user</text:p>
            <text:p text:style-name="P32"><text:s text:c="2"/># <text:s text:c="2"/>@current_user ||= User.find_by(id: session[:user_id])</text:p>
            <text:p text:style-name="P32"><text:s text:c="2"/># end</text:p>
            <text:p text:style-name="P32"/>
            <text:p text:style-name="P32"><text:s text:c="2"/># returns true if the given user is the current user</text:p>
            <text:p text:style-name="P32"><text:s text:c="2"/>def current_user?(user)</text:p>
            <text:p text:style-name="P32"><text:s text:c="4"/>user == current_user</text:p>
            <text:p text:style-name="P32"><text:s text:c="2"/>end <text:s/></text:p>
            <text:p text:style-name="P32"/>
            <text:p text:style-name="P32"><text:s text:c="2"/># returns the user corresponding to the remember token cookie</text:p>
            <text:p text:style-name="P32"><text:s text:c="2"/>def current_user</text:p>
            <text:p text:style-name="P32"><text:s text:c="4"/>if <text:s text:c="4"/>(user_id = session[:user_id]) <text:s text:c="8"/># does it exist?</text:p>
            <text:p text:style-name="P32"><text:s text:c="6"/>@current_user ||= User.find_by(id: user_id)</text:p>
            <text:p text:style-name="P32"><text:s text:c="4"/>elsif (user_id = cookies.signed[:user_id]) <text:s/># is there a persisten session?</text:p>
            <text:p text:style-name="P32"><text:s text:c="6"/># raise # the tests still pass, so this branch is currently untested</text:p>
            <text:p text:style-name="P32"><text:s text:c="6"/>user = User.find_by(id: user_id) <text:s text:c="14"/># .authenticated comes from models/user</text:p>
            <text:p text:style-name="P32"><text:s text:c="6"/># if user and user.authenticated?(cookies[:remember_token])</text:p>
            <text:p text:style-name="P32"><text:s text:c="6"/># updated this line for the new authenticated method</text:p>
            <text:p text:style-name="P32"><text:s text:c="6"/>if user &amp;&amp; user.authenticated?(:remember, cookies[:remember_token])</text:p>
            <text:p text:style-name="P32"><text:s text:c="8"/># <text:s text:c="2"/>( def authenticated?(attribute, token) from User model)</text:p>
            <text:p text:style-name="P32"><text:s text:c="8"/># <text:s text:c="11"/>so it will be remember_digest</text:p>
            <text:p text:style-name="P32"><text:s text:c="8"/>log_in user <text:s text:c="15"/># from this same file</text:p>
            <text:p text:style-name="P32"><text:s text:c="8"/>@current_user = user</text:p>
            <text:p text:style-name="P32"><text:s text:c="6"/>end</text:p>
            <text:p text:style-name="P32"><text:s text:c="4"/>end</text:p>
            <text:p text:style-name="P32"><text:s text:c="2"/>end</text:p>
            <text:p text:style-name="P32"/>
            <text:p text:style-name="P32"><text:s text:c="2"/># returns true if the user is logged in</text:p>
            <text:p text:style-name="P32"><text:s text:c="2"/>def logged_in?</text:p>
            <text:p text:style-name="P32"><text:s text:c="4"/>!current_user.nil?</text:p>
            <text:p text:style-name="P32"><text:s text:c="2"/>end</text:p>
            <text:p text:style-name="P32"/>
            <text:p text:style-name="P32"><text:s text:c="2"/># forgets a persistent session</text:p>
            <text:p text:style-name="P32"><text:s text:c="2"/>def forget(user)</text:p>
            <text:p text:style-name="P32"><text:s text:c="4"/>user.forget <text:s text:c="20"/># from models/user</text:p>
            <text:p text:style-name="P32"><text:s text:c="4"/>cookies.delete(:user_id)</text:p>
            <text:p text:style-name="P32"><text:s text:c="4"/>cookies.delete(:remember_token)</text:p>
            <text:p text:style-name="P32"><text:s text:c="2"/>end</text:p>
            <text:p text:style-name="P32"/>
            <text:p text:style-name="P32"><text:s text:c="2"/># logs out the current user</text:p>
            <text:p text:style-name="P32"><text:s text:c="2"/>def log_out</text:p>
            <text:p text:style-name="P32"><text:s text:c="4"/>forget(current_user)</text:p>
            <text:p text:style-name="P32"><text:s text:c="4"/>session.delete(:user_id)</text:p>
            <text:p text:style-name="P32"><text:s text:c="4"/>@current_user = nil</text:p>
            <text:p text:style-name="P32"><text:s text:c="2"/>end</text:p>
            <text:p text:style-name="P32"/>
            <text:p text:style-name="P32"><text:s text:c="2"/># remembers a user in a persisten session</text:p>
            <text:p text:style-name="P32"><text:s text:c="2"/>def remember(user)</text:p>
            <text:p text:style-name="P32"><text:s text:c="4"/>user.remember <text:s text:c="19"/># from models/user</text:p>
            <text:p text:style-name="P32"><text:soft-page-break/><text:s text:c="4"/>cookies.permanent.signed[:user_id] = user.id</text:p>
            <text:p text:style-name="P32"><text:s text:c="4"/>cookies.permanent[:remember_token] = user.remember_token</text:p>
            <text:p text:style-name="P32"><text:s text:c="2"/>end <text:s text:c="31"/># from an attr_accessor of models/user</text:p>
            <text:p text:style-name="P32"/>
            <text:p text:style-name="P32"><text:s text:c="2"/># redirects to stored location (or the default), after it, it cleans itself</text:p>
            <text:p text:style-name="P32"><text:s text:c="2"/>def redirect_back_or(default)</text:p>
            <text:p text:style-name="P32"><text:s text:c="4"/>redirect_to(session[:forwarding_url] || default )</text:p>
            <text:p text:style-name="P32"><text:s text:c="4"/>session.delete(:forwarding_url)</text:p>
            <text:p text:style-name="P32"><text:s text:c="2"/>end</text:p>
            <text:p text:style-name="P32"/>
            <text:p text:style-name="P32"><text:s text:c="2"/># stores the URL trying to be accessed</text:p>
            <text:p text:style-name="P32"><text:s text:c="2"/>def store_location <text:s text:c="21"/># <text:s/>but only for a GET request</text:p>
            <text:p text:style-name="P32"><text:s text:c="4"/>session[:forwarding_url] = request.original_url if request.get?</text:p>
            <text:p text:style-name="P32"><text:s text:c="2"/>end # puts the requested URL in the session variable under the key :forwarding_url</text:p>
            <text:p text:style-name="P32">end</text:p>
          </table:table-cell>
        </table:table-row>
      </table:table>
      <text:h text:style-name="P48" text:outline-level="2"/>
      <text:h text:style-name="P24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2">class UserMailer &lt; ApplicationMailer</text:p>
            <text:p text:style-name="P32"/>
            <text:p text:style-name="P32"><text:s text:c="2"/># Subject can be set in your I18n file at config/locales/en.yml</text:p>
            <text:p text:style-name="P32"><text:s text:c="2"/># with the following lookup:</text:p>
            <text:p text:style-name="P32"><text:s text:c="2"/>#</text:p>
            <text:p text:style-name="P32"><text:s text:c="2"/># <text:s text:c="2"/>en.user_mailer.account_activation.subject</text:p>
            <text:p text:style-name="P32"><text:s text:c="2"/>#</text:p>
            <text:p text:style-name="P32"><text:s text:c="2"/>def account_activation(user)</text:p>
            <text:p text:style-name="P32"><text:s text:c="4"/>@user = user</text:p>
            <text:p text:style-name="P32"><text:s text:c="4"/>mail to: user.email, subject: "Account activation"</text:p>
            <text:p text:style-name="P32"><text:s text:c="2"/>end</text:p>
            <text:p text:style-name="P32"/>
            <text:p text:style-name="P32"><text:s text:c="2"/># Subject can be set in your I18n file at config/locales/en.yml</text:p>
            <text:p text:style-name="P32"><text:s text:c="2"/># with the following lookup:</text:p>
            <text:p text:style-name="P32"><text:s text:c="2"/>#</text:p>
            <text:p text:style-name="P32"><text:s text:c="2"/># <text:s text:c="2"/>en.user_mailer.password_reset.subject</text:p>
            <text:p text:style-name="P32"><text:s text:c="2"/>#</text:p>
            <text:p text:style-name="P32"><text:s text:c="2"/>def password_reset</text:p>
            <text:p text:style-name="P32"><text:s text:c="4"/>@greeting = "Hi"</text:p>
            <text:p text:style-name="P32"/>
            <text:p text:style-name="P32"><text:s text:c="4"/>mail to: "to@example.org"</text:p>
            <text:p text:style-name="P32"><text:s text:c="2"/>end</text:p>
            <text:p text:style-name="P32"/>
            <text:p text:style-name="P32"><text:s text:c="2"/>def password_reset(user)</text:p>
            <text:p text:style-name="P32"><text:s text:c="4"/>@user = user</text:p>
            <text:p text:style-name="P32"><text:s text:c="4"/>mail to: user.email, subject: "Password reset"</text:p>
            <text:p text:style-name="P32"><text:s text:c="2"/>end</text:p>
            <text:p text:style-name="P32">end</text:p>
          </table:table-cell>
        </table:table-row>
      </table:table>
      <text:h text:style-name="P68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class User &lt; ApplicationRecord</text:p>
            <text:p text:style-name="P32"><text:s text:c="2"/>attr_accessor :remember_token, :activation_token, :reset_token</text:p>
            <text:p text:style-name="P32"><text:s text:c="2"/>before_save <text:s text:c="2"/>:downcase_email</text:p>
            <text:p text:style-name="P32"><text:s text:c="2"/>before_create :create_activation_digest</text:p>
            <text:p text:style-name="P32"/>
            <text:p text:style-name="P32"><text:s text:c="2"/>VALID_EMAIL_REGEX = /\A[\d\+\.a-z_-]+@[a-z]+\.[a-z.]+\z/i</text:p>
            <text:p text:style-name="P32"><text:s text:c="2"/>validates(:name, <text:s text:c="5"/>presence: <text:s text:c="2"/>true, </text:p>
            <text:p text:style-name="P32"><text:s text:c="24"/>length: <text:s text:c="4"/>{ maximum: 50 } )</text:p>
            <text:p text:style-name="P32"><text:s text:c="2"/>validates :email, <text:s text:c="4"/>presence: <text:s text:c="2"/>true, </text:p>
            <text:p text:style-name="P32"><text:s text:c="24"/>length: <text:s text:c="4"/>{ maximum: 255 }, </text:p>
            <text:p text:style-name="P32"><text:s text:c="24"/>format: <text:s text:c="4"/>{ with: VALID_EMAIL_REGEX },</text:p>
            <text:p text:style-name="P32"><text:s text:c="24"/>uniqueness: { case_sensitive: false }</text:p>
            <text:p text:style-name="P32"><text:s text:c="2"/>validates <text:s/>:password, <text:s text:c="2"/>presence: <text:s text:c="2"/>true,</text:p>
            <text:p text:style-name="P32"><text:s text:c="24"/>length: <text:s text:c="4"/>{ minimum: 6 }</text:p>
            <text:p text:style-name="P32"><text:s text:c="2"/>has_secure_password</text:p>
            <text:p text:style-name="P32"/>
            <text:p text:style-name="P32"><text:s text:c="2"/># returns the hash digest of the given string</text:p>
            <text:p text:style-name="P32"><text:s text:c="2"/>def User.digest(string)</text:p>
            <text:p text:style-name="P32"><text:s text:c="4"/>cost = ActiveModel::SecurePassword.min_cost ? BCrypt::Engine::MIN_COST : BCrypt::Engine.cost</text:p>
            <text:p text:style-name="P32"><text:soft-page-break/><text:s text:c="4"/>BCrypt::Password.create(string, cost: cost)</text:p>
            <text:p text:style-name="P32"><text:s text:c="2"/>end <text:s/></text:p>
            <text:p text:style-name="P32"/>
            <text:p text:style-name="P32"><text:s text:c="2"/># returns a random token</text:p>
            <text:p text:style-name="P32"><text:s text:c="2"/>def User.new_token</text:p>
            <text:p text:style-name="P32"><text:s text:c="4"/>SecureRandom.urlsafe_base64</text:p>
            <text:p text:style-name="P32"><text:s text:c="2"/>end</text:p>
            <text:p text:style-name="P32"/>
            <text:p text:style-name="P32"><text:s text:c="2"/># remembers a user in the database for use in persisten sessions</text:p>
            <text:p text:style-name="P32"><text:s text:c="2"/>def remember</text:p>
            <text:p text:style-name="P32"><text:s text:c="4"/>self.remember_token = User.new_token</text:p>
            <text:p text:style-name="P32"><text:s text:c="4"/>update_attribute(:remember_digest, User.digest(remember_token))</text:p>
            <text:p text:style-name="P32"><text:s text:c="2"/>end</text:p>
            <text:p text:style-name="P32"/>
            <text:p text:style-name="P32"><text:s text:c="2"/># returns true if the given token matches the digest</text:p>
            <text:p text:style-name="P32"><text:s text:c="2"/># ENHANCED, now it has the fancy metaprogramming and two arguments</text:p>
            <text:p text:style-name="P32"><text:s text:c="2"/>def authenticated?(attribute, token)</text:p>
            <text:p text:style-name="P32"><text:s text:c="4"/>digest = self.send("#{attribute}_digest") # so clever</text:p>
            <text:p text:style-name="P32"><text:s text:c="4"/>return false if digest.nil?</text:p>
            <text:p text:style-name="P32"><text:s text:c="4"/>BCrypt::Password.new(digest).is_password?(token)</text:p>
            <text:p text:style-name="P32"><text:s text:c="2"/>end</text:p>
            <text:p text:style-name="P32"/>
            <text:p text:style-name="P32"><text:s text:c="2"/># forgets a user</text:p>
            <text:p text:style-name="P32"><text:s text:c="2"/>def forget</text:p>
            <text:p text:style-name="P32"><text:s text:c="4"/>update_attribute(:remember_digest, nil)</text:p>
            <text:p text:style-name="P32"><text:s text:c="2"/>end</text:p>
            <text:p text:style-name="P32"/>
            <text:p text:style-name="P32"># ACCOUNT ACTIVATION</text:p>
            <text:p text:style-name="P32"/>
            <text:p text:style-name="P32"><text:s text:c="2"/># activates an account</text:p>
            <text:p text:style-name="P32"><text:s text:c="2"/>def activate</text:p>
            <text:p text:style-name="P32"><text:s text:c="4"/>update_columns(activated: true, activated_at: Time.zone.now)</text:p>
            <text:p text:style-name="P32"><text:s text:c="4"/># old two lines version:</text:p>
            <text:p text:style-name="P32"><text:s text:c="4"/># update_attribute(:activated, <text:s text:c="3"/>true)</text:p>
            <text:p text:style-name="P32"><text:s text:c="4"/># update_attribute(:activated_at, Time.zone.now)</text:p>
            <text:p text:style-name="P32"><text:s text:c="4"/># please note how the original one was, it had user</text:p>
            <text:p text:style-name="P32"><text:s text:c="4"/># user.update_attribute(:activated, <text:s text:c="5"/>true)</text:p>
            <text:p text:style-name="P32"><text:s text:c="2"/>end</text:p>
            <text:p text:style-name="P32"/>
            <text:p text:style-name="P32"><text:s text:c="2"/># sends activation email</text:p>
            <text:p text:style-name="P32"><text:s text:c="2"/>def send_activation_email</text:p>
            <text:p text:style-name="P32"><text:s text:c="4"/>UserMailer.account_activation(self).deliver_now</text:p>
            <text:p text:style-name="P32"><text:s text:c="4"/># the call for self used to be to @user</text:p>
            <text:p text:style-name="P32"><text:s text:c="2"/>end</text:p>
            <text:p text:style-name="P32"/>
            <text:p text:style-name="P32"># PASSWORD RESET</text:p>
            <text:p text:style-name="P32"><text:s text:c="2"/># sets the password reset attributes</text:p>
            <text:p text:style-name="P32"><text:s text:c="2"/>def create_reset_digest</text:p>
            <text:p text:style-name="P32"><text:s text:c="4"/>self.reset_token = User.new_token</text:p>
            <text:p text:style-name="P32"><text:s text:c="4"/># update_attribute(:reset_digest, User.digest(reset_token))</text:p>
            <text:p text:style-name="P32"><text:s text:c="4"/># update_attribute(:reset_sent_at, Time.zone.now)</text:p>
            <text:p text:style-name="P32"><text:s text:c="4"/># above two lines in just one (and a half):</text:p>
            <text:p text:style-name="P32"><text:s text:c="4"/>update_columns(reset_digest: <text:s/>User.digest(reset_token),</text:p>
            <text:p text:style-name="P32"><text:s text:c="19"/>reset_sent_at: Time.zone.now)</text:p>
            <text:p text:style-name="P32"><text:s text:c="2"/>end</text:p>
            <text:p text:style-name="P32"><text:soft-page-break/></text:p>
            <text:p text:style-name="P32"><text:s text:c="2"/># sends password reset email</text:p>
            <text:p text:style-name="P32"><text:s text:c="2"/>def send_password_reset_email</text:p>
            <text:p text:style-name="P32"><text:s text:c="4"/>UserMailer.password_reset(self).deliver_now</text:p>
            <text:p text:style-name="P32"><text:s text:c="2"/>end</text:p>
            <text:p text:style-name="P32"/>
            <text:p text:style-name="P32"><text:s text:c="2"/># returns true if a password reset has expired</text:p>
            <text:p text:style-name="P32"><text:s text:c="2"/>def password_reset_expired?</text:p>
            <text:p text:style-name="P32"><text:s text:c="4"/>reset_sent_at &lt; 2.hours.ago # date helpers</text:p>
            <text:p text:style-name="P32"><text:s text:c="2"/>end</text:p>
            <text:p text:style-name="P32"/>
            <text:p text:style-name="P32"><text:s text:c="2"/>private</text:p>
            <text:p text:style-name="P32"><text:s text:c="4"/># creates and assigns the activation token and digest</text:p>
            <text:p text:style-name="P32"><text:s text:c="4"/>def create_activation_digest</text:p>
            <text:p text:style-name="P32"><text:s text:c="6"/>self.activation_token <text:s/>= User.new_token</text:p>
            <text:p text:style-name="P32"><text:s text:c="6"/>self.activation_digest = User.digest(activation_token)</text:p>
            <text:p text:style-name="P32"><text:s text:c="4"/>end</text:p>
            <text:p text:style-name="P32"/>
            <text:p text:style-name="P32"><text:s text:c="4"/># converts email to all lower-case</text:p>
            <text:p text:style-name="P32"><text:s text:c="4"/>def downcase_email</text:p>
            <text:p text:style-name="P32"><text:s text:c="6"/># self.email = email.downcase</text:p>
            <text:p text:style-name="P32"><text:s text:c="6"/>email.downcase!</text:p>
            <text:p text:style-name="P32"><text:s text:c="4"/>end</text:p>
            <text:p text:style-name="P32">end</text:p>
          </table:table-cell>
        </table:table-row>
      </table:table>
      <text:p text:style-name="P3"/>
      <text:h text:style-name="P72" text:outline-level="1"><text:bookmark-start text:name="__RefHeading___Toc532_2238994884"/>views<text:bookmark-end text:name="__RefHeading___Toc532_2238994884"/></text:h>
      <text:h text:style-name="P49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3">&lt;!DOCTYPE html&gt;</text:p>
            <text:p text:style-name="P33">&lt;html&gt;</text:p>
            <text:p text:style-name="P33"><text:s text:c="2"/>&lt;head&gt;</text:p>
            <text:p text:style-name="P33"><text:s text:c="4"/>&lt;title&gt; <text:s/>&lt;%= full_title(yield(:title)) %&gt; <text:s/>&lt;/title&gt;</text:p>
            <text:p text:style-name="P33"><text:s text:c="4"/>&lt;%= render 'layouts/rails_default' %&gt;</text:p>
            <text:p text:style-name="P33"><text:s text:c="4"/>&lt;%= render 'layouts/shim' %&gt;</text:p>
            <text:p text:style-name="P33"><text:s text:c="2"/>&lt;/head&gt;</text:p>
            <text:p text:style-name="P33"><text:s text:c="2"/>&lt;body&gt;</text:p>
            <text:p text:style-name="P33"><text:s text:c="4"/>&lt;%= render 'layouts/header' %&gt;</text:p>
            <text:p text:style-name="P33"><text:s text:c="4"/>&lt;div class="container"&gt;</text:p>
            <text:p text:style-name="P33"><text:s text:c="6"/>&lt;% flash.each do |message_type, message| %&gt;</text:p>
            <text:p text:style-name="P33"><text:s text:c="8"/>&lt;div class="alert alert-&lt;%= message_type %&gt;"&gt; </text:p>
            <text:p text:style-name="P33"><text:s text:c="10"/>&lt;%= message %&gt; </text:p>
            <text:p text:style-name="P33"><text:s text:c="8"/>&lt;/div&gt;</text:p>
            <text:p text:style-name="P33"><text:s text:c="6"/>&lt;% end %&gt;</text:p>
            <text:p text:style-name="P33"><text:s text:c="6"/>&lt;%= yield %&gt;</text:p>
            <text:p text:style-name="P33"><text:s text:c="6"/>&lt;%= render 'layouts/footer' %&gt;</text:p>
            <text:p text:style-name="P33"><text:s text:c="6"/>&lt;%= debug(params) if Rails.env.development? %&gt;</text:p>
            <text:p text:style-name="P33"><text:s text:c="4"/>&lt;/div&gt;</text:p>
            <text:p text:style-name="P33"><text:s text:c="2"/>&lt;/body&gt;</text:p>
            <text:p text:style-name="P33">&lt;/html&gt;</text:p>
          </table:table-cell>
        </table:table-row>
      </table:table>
      <text:h text:style-name="Heading_20_3" text:outline-level="3"><text:bookmark-start text:name="__RefHeading___Toc538_2238994884"/>_foo<text:span text:style-name="T2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3">&lt;footer class="footer"&gt;</text:p>
            <text:p text:style-name="P33"><text:s text:c="2"/>&lt;small&gt;</text:p>
            <text:p text:style-name="P33"><text:s text:c="4"/>The </text:p>
            <text:p text:style-name="P33"><text:s text:c="4"/>&lt;a href="http://www.railstutorial.org/"&gt;Ruby on Rails Tutorial&lt;/a&gt; by</text:p>
            <text:p text:style-name="P33"><text:s text:c="4"/>&lt;a href="http://www.michaelhartl.com/"&gt;Michael Hartl&lt;/a&gt;</text:p>
            <text:p text:style-name="P33"><text:s text:c="2"/>&lt;/small&gt;</text:p>
            <text:p text:style-name="P33"><text:s text:c="2"/>&lt;nav&gt;</text:p>
            <text:p text:style-name="P33"><text:s text:c="4"/>&lt;ul&gt;</text:p>
            <text:p text:style-name="P33"><text:s text:c="6"/>&lt;li&gt;&lt;%= link_to "About", <text:s text:c="4"/>about_path <text:s text:c="4"/>%&gt;&lt;/li&gt;</text:p>
            <text:p text:style-name="P33"><text:s text:c="6"/>&lt;li&gt;&lt;%= link_to "Contact", <text:s text:c="2"/>contact_path <text:s text:c="2"/>%&gt;&lt;/li&gt;</text:p>
            <text:p text:style-name="P33"><text:s text:c="6"/>&lt;li&gt;&lt;a href="http://news.railstutorial.org/"&gt;News&lt;/a&gt;&lt;/li&gt;</text:p>
            <text:p text:style-name="P33"><text:s text:c="4"/>&lt;/ul&gt;</text:p>
            <text:p text:style-name="P33"><text:s text:c="2"/>&lt;/nav&gt;</text:p>
            <text:p text:style-name="P33">&lt;/footer&gt;</text:p>
          </table:table-cell>
        </table:table-row>
      </table:table>
      <text:h text:style-name="P12" text:outline-level="3"/>
      <text:h text:style-name="P25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11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3"><text:s/>&lt;%= csrf_meta_tags %&gt;</text:p>
            <text:p text:style-name="P33"><text:s text:c="4"/>&lt;%= stylesheet_link_tag <text:s text:c="3"/>'application', media: 'all', 'data-turbolinks-track': 'reload' %&gt;</text:p>
            <text:p text:style-name="P33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2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3"><text:s text:c="4"/>&lt;!--[if lt IE 9]&gt;</text:p>
            <text:p text:style-name="P33"><text:s text:c="6"/>&lt;script src="//cdnjs.cloudflare.com/ajax/libs/html5shiv/r29/html5.min.js"&lt;/script&gt;</text:p>
            <text:p text:style-name="P33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3">&lt;!DOCTYPE html&gt;</text:p>
            <text:p text:style-name="P33">&lt;html&gt;</text:p>
            <text:p text:style-name="P33"><text:s text:c="2"/>&lt;head&gt;</text:p>
            <text:p text:style-name="P33"><text:s text:c="4"/>&lt;meta http-equiv="Content-Type" content="text/html; charset=utf-8" /&gt;</text:p>
            <text:p text:style-name="P33"><text:s text:c="4"/>&lt;style&gt;</text:p>
            <text:p text:style-name="P33"><text:s text:c="6"/>/* Email styles need to be inline */</text:p>
            <text:p text:style-name="P33"><text:s text:c="4"/>&lt;/style&gt;</text:p>
            <text:p text:style-name="P33"><text:s text:c="2"/>&lt;/head&gt;</text:p>
            <text:p text:style-name="P33"/>
            <text:p text:style-name="P33"><text:s text:c="2"/>&lt;body&gt;</text:p>
            <text:p text:style-name="P33"><text:s text:c="4"/>&lt;%= yield %&gt;</text:p>
            <text:p text:style-name="P33"><text:s text:c="2"/>&lt;/body&gt;</text:p>
            <text:p text:style-name="P33">&lt;/html&gt;</text:p>
          </table:table-cell>
        </table:table-row>
      </table:table>
      <text:h text:style-name="P11" text:outline-level="3"><text:bookmark-start text:name="__RefHeading___Toc664_2238994884"/><text:soft-page-break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50" text:outline-level="2"><text:bookmark-start text:name="__RefHeading___Toc546_2238994884"/><text:span text:style-name="T2">static_pages</text:span><text:bookmark-end text:name="__RefHeading___Toc546_2238994884"/></text:h>
      <text:h text:style-name="P11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4">&lt;div class="center jumbotron"&gt;</text:p>
            <text:p text:style-name="P34"><text:s text:c="2"/>&lt;h1&gt;Hi, welcome to Manuel's Sample App&lt;/h1&gt;</text:p>
            <text:p text:style-name="P34"/>
            <text:p text:style-name="P34"><text:s text:c="2"/>&lt;h2&gt;</text:p>
            <text:p text:style-name="P34"><text:s text:c="4"/>This is the home page for the</text:p>
            <text:p text:style-name="P34"><text:s text:c="2"/>&lt;a href="http://www.railstutorial.org/"&gt;Ruby on Rails Tutorial&lt;/a&gt; <text:s/>sample application</text:p>
            <text:p text:style-name="P34">&lt;/h2&gt;</text:p>
            <text:p text:style-name="P34"/>
            <text:p text:style-name="P34">&lt;%= link_to "Sign up now!", signup_path, class: "btn btn-lg btn-primary" %&gt;</text:p>
            <text:p text:style-name="P34">&lt;/div&gt;</text:p>
            <text:p text:style-name="P34"/>
            <text:p text:style-name="P34">&lt;%= link_to image_tag("rails.png", alt: "Rails logo"),</text:p>
            <text:p text:style-name="P34"><text:s text:c="2"/>'http://rubyonrails.org/' %&gt;</text:p>
            <text:p text:style-name="P34"/>
          </table:table-cell>
        </table:table-row>
      </table:table>
      <text:h text:style-name="P13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4">&lt;% provide(:title, "About") %&gt;</text:p>
            <text:p text:style-name="P34">&lt;h1&gt;About&lt;/h1&gt;</text:p>
            <text:p text:style-name="P34"/>
            <text:p text:style-name="P34">&lt;p&gt;</text:p>
            <text:p text:style-name="P34"><text:s text:c="2"/>The </text:p>
            <text:p text:style-name="P34"><text:s text:c="2"/>&lt;a href="http://www.railstutorial.org/"&gt;&lt;em&gt;Ruby on Rails Tutorial&lt;/em&gt;&lt;/a&gt; is a </text:p>
            <text:p text:style-name="P34"><text:s text:c="2"/>&lt;a href="http://screencasts.railstutorial.org/"&gt;screencast series&lt;/a&gt;</text:p>
            <text:p text:style-name="P34"><text:s text:c="2"/>to teach web development with</text:p>
            <text:p text:style-name="P34"><text:s text:c="2"/>&lt;a href="http://rubyonrails.org/"&gt;Ruby on Rails&lt;/a&gt;.</text:p>
            <text:p text:style-name="P34"><text:s text:c="2"/>This is the sample application for the tutorial.</text:p>
            <text:p text:style-name="P34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4">&lt;% provide(:title, "Contact") %&gt;</text:p>
            <text:p text:style-name="P34">&lt;h1&gt;Contacts&lt;/h1&gt;</text:p>
            <text:p text:style-name="P34">&lt;p&gt;</text:p>
            <text:p text:style-name="P34"><text:s text:c="2"/>Contact the Ruby on Rails Tutorial about the sample app at the </text:p>
            <text:p text:style-name="P34"><text:s text:c="2"/>&lt;a href="http://www.railstutorial.org/contact"&gt;contact page&lt;/a&gt;</text:p>
            <text:p text:style-name="P34">&lt;/p&gt;</text:p>
          </table:table-cell>
        </table:table-row>
      </table:table>
      <text:h text:style-name="P14" text:outline-level="3"/>
      <text:h text:style-name="P26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4">&lt;% provide(:title, "Help") %&gt;</text:p>
            <text:p text:style-name="P34">&lt;h1&gt;Help&lt;/h1&gt;</text:p>
            <text:p text:style-name="P34"/>
            <text:p text:style-name="P34">&lt;p&gt;</text:p>
            <text:p text:style-name="P34"><text:s text:c="2"/>Get help on the Ruby on Rails Tutorial at the</text:p>
            <text:p text:style-name="P34"><text:s text:c="2"/>&lt;a href="http://www.railstutorial.org/help"&gt;Rails Tutorial help page&lt;/a&gt;.</text:p>
            <text:p text:style-name="P34"><text:s text:c="2"/>To get help on this sample app, see the</text:p>
            <text:p text:style-name="P34"><text:s text:c="2"/>&lt;a href="http://www.railstutoria.org/book"&gt;&lt;em&gt;Ruby on Rails Tutorial&lt;/em&gt; book&lt;/a&gt;.</text:p>
            <text:p text:style-name="P34">&lt;/p&gt;</text:p>
          </table:table-cell>
        </table:table-row>
      </table:table>
      <text:h text:style-name="P51" text:outline-level="2"><text:bookmark-start text:name="__RefHeading___Toc696_2238994884"/>users<text:bookmark-end text:name="__RefHeading___Toc696_2238994884"/></text:h>
      <text:h text:style-name="P15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5">&lt;% provide(:title, "All users") %&gt;</text:p>
            <text:p text:style-name="P35">&lt;h1&gt;all users&lt;/h1&gt;</text:p>
            <text:p text:style-name="P35"/>
            <text:p text:style-name="P35">&lt;%= will_paginate %&gt;</text:p>
            <text:p text:style-name="P35"/>
            <text:p text:style-name="P35">&lt;ul class="users"&gt;</text:p>
            <text:p text:style-name="P35"><text:s text:c="2"/>&lt;%= render @users %&gt; <text:s/>&lt;!-- users the partial _users --&gt;</text:p>
            <text:p text:style-name="P35">&lt;/ul&gt;</text:p>
            <text:p text:style-name="P35"/>
            <text:p text:style-name="P35">&lt;%= will_paginate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5">&lt;% provide(:title, <text:s text:c="7"/>'Sign up' <text:s text:c="9"/>) %&gt;</text:p>
            <text:p text:style-name="P35">&lt;% provide(:button_text, 'Create my account') %&gt;</text:p>
            <text:p text:style-name="P35">&lt;h1&gt;Sign up&lt;/h1&gt;</text:p>
            <text:p text:style-name="P35">&lt;div class="row"&gt;</text:p>
            <text:p text:style-name="P35"><text:s text:c="2"/>&lt;div class="col-md-6 col-md-offset-3"&gt;</text:p>
            <text:p text:style-name="P35"><text:s text:c="4"/>&lt;%= render partial: "form" %&gt;</text:p>
            <text:p text:style-name="P35"><text:s text:c="2"/>&lt;/div&gt;</text:p>
            <text:p text:style-name="P35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6">&lt;% provide(:title, @user.name) %&gt;</text:p>
            <text:p text:style-name="P36">&lt;div class="row"&gt;</text:p>
            <text:p text:style-name="P36"><text:s text:c="2"/>&lt;aside class="col-md-4"&gt;</text:p>
            <text:p text:style-name="P36"><text:s text:c="4"/>&lt;section class="user_info"&gt;</text:p>
            <text:p text:style-name="P36"><text:s text:c="6"/>&lt;h1&gt;</text:p>
            <text:p text:style-name="P36"><text:s text:c="8"/>&lt;%= gravatar_for @user %&gt;</text:p>
            <text:p text:style-name="P36"><text:s text:c="8"/>&lt;%= @user.name %&gt;</text:p>
            <text:p text:style-name="P36"><text:s text:c="6"/>&lt;/h1&gt;</text:p>
            <text:p text:style-name="P36"><text:s text:c="6"/>&lt;p&gt;&lt;%= @user.email %&gt;&lt;/p&gt;</text:p>
            <text:p text:style-name="P36"><text:s text:c="6"/>&lt;p&gt;it is &lt;%= Time.now.strftime("%X") %&gt;&lt;/p&gt;</text:p>
            <text:p text:style-name="P36"><text:s text:c="6"/>&lt;p&gt;created at: &lt;%= @user.created_at %&gt;&lt;/p&gt;</text:p>
            <text:p text:style-name="P36"><text:s text:c="6"/>&lt;p&gt;updated at: &lt;%= @user.updated_at %&gt;&lt;/p&gt;</text:p>
            <text:p text:style-name="P36"><text:s text:c="4"/>&lt;/section&gt;</text:p>
            <text:p text:style-name="P36"><text:s text:c="2"/>&lt;/aside&gt;</text:p>
            <text:p text:style-name="P36">&lt;/div&gt;</text:p>
          </table:table-cell>
        </table:table-row>
      </table:table>
      <text:h text:style-name="P16" text:outline-level="3"><text:bookmark-start text:name="__RefHeading___Toc704_2238994884"/><text:soft-page-break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6">&lt;% provide(:title, "edit for #{@user.name}") %&gt;</text:p>
            <text:p text:style-name="P36">&lt;% provide(:button_text, "Save changes") <text:s text:c="4"/>%&gt;</text:p>
            <text:p text:style-name="P36"/>
            <text:p text:style-name="P36">&lt;h1&gt;Update your profile&lt;/h1&gt;</text:p>
            <text:p text:style-name="P36"/>
            <text:p text:style-name="P36">&lt;div class="row"&gt;</text:p>
            <text:p text:style-name="P36"><text:s text:c="2"/>&lt;div class="col-md-6 col-md-offset-3"&gt;</text:p>
            <text:p text:style-name="P36"><text:s text:c="4"/>&lt;%= render partial: "form" %&gt;</text:p>
            <text:p text:style-name="P36"><text:s text:c="4"/>&lt;div class="gravatar_edit"&gt;</text:p>
            <text:p text:style-name="P36"><text:s text:c="6"/>&lt;%= gravatar_for @user %&gt;</text:p>
            <text:p text:style-name="P36"><text:s text:c="6"/>&lt;a rel="noopener" href="http://gravatar.com/emails" target="_blank"&gt;change&lt;/a&gt;</text:p>
            <text:p text:style-name="P36"><text:s text:c="4"/>&lt;/div&gt;</text:p>
            <text:p text:style-name="P36"><text:s text:c="2"/>&lt;/div&gt;</text:p>
            <text:p text:style-name="P36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6">&lt;%= form_for(@user) do |f| %&gt;</text:p>
            <text:p text:style-name="P36"><text:s text:c="2"/>&lt;%= render 'shared/error_messages' %&gt;</text:p>
            <text:p text:style-name="P36"/>
            <text:p text:style-name="P36"><text:s text:c="2"/>&lt;%= f.label <text:s text:c="11"/>:name %&gt;</text:p>
            <text:p text:style-name="P36"><text:s text:c="2"/>&lt;%= f.text_field <text:s text:c="6"/>:name, <text:s text:c="17"/>class: 'form-control' %&gt;</text:p>
            <text:p text:style-name="P36"/>
            <text:p text:style-name="P36"><text:s text:c="2"/>&lt;%= f.label <text:s text:c="10"/>:email %&gt;</text:p>
            <text:p text:style-name="P36"><text:s text:c="2"/>&lt;%= f.email_field <text:s text:c="4"/>:email, <text:s text:c="16"/>class: 'form-control' %&gt;</text:p>
            <text:p text:style-name="P36"/>
            <text:p text:style-name="P36"><text:s text:c="2"/>&lt;%= f.label <text:s text:c="10"/>:password %&gt;</text:p>
            <text:p text:style-name="P36"><text:s text:c="2"/>&lt;%= f.password_field <text:s text:c="2"/>:password, <text:s text:c="14"/>class: 'form-control' %&gt;</text:p>
            <text:p text:style-name="P36"/>
            <text:p text:style-name="P36"><text:s text:c="2"/>&lt;%= f.label <text:s text:c="10"/>:password_confirmation %&gt;</text:p>
            <text:p text:style-name="P36"><text:s text:c="2"/>&lt;%= f.password_field <text:s text:c="2"/>:password_confirmation, <text:s/>class: 'form-control' %&gt;</text:p>
            <text:p text:style-name="P36"/>
            <text:p text:style-name="P36"><text:s text:c="2"/>&lt;%= f.submit yield(:button_text), class: "btn btn-primary" %&gt;</text:p>
            <text:p text:style-name="P36">&lt;% end %&gt;</text:p>
          </table:table-cell>
        </table:table-row>
      </table:table>
      <text:h text:style-name="P16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6">&lt;li&gt;</text:p>
            <text:p text:style-name="P36"><text:s text:c="2"/>&lt;%= gravatar_for user, size: 50 %&gt;</text:p>
            <text:p text:style-name="P36"><text:s text:c="2"/>&lt;%= link_to user.name, user %&gt; &lt;!-- so admins don't have delete links --&gt;</text:p>
            <text:p text:style-name="P36"><text:s text:c="2"/>&lt;% if current_user.admin? &amp;&amp; !current_user?(user) %&gt;</text:p>
            <text:p text:style-name="P36"><text:s text:c="4"/>| &lt;%= link_to "delete", user, method: :delete,</text:p>
            <text:p text:style-name="P36"><text:s text:c="8"/>data: { confirm: "You sure?" } %&gt;</text:p>
            <text:p text:style-name="P36"><text:s text:c="2"/>&lt;% end %&gt;</text:p>
            <text:p text:style-name="P36">&lt;/li&gt;</text:p>
          </table:table-cell>
        </table:table-row>
      </table:table>
      <text:h text:style-name="P52" text:outline-level="2"><text:bookmark-start text:name="__RefHeading___Toc710_2238994884"/>sessions<text:bookmark-end text:name="__RefHeading___Toc710_2238994884"/></text:h>
      <text:h text:style-name="P17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7">&lt;% provide(:title, "Log in") %&gt;</text:p>
            <text:p text:style-name="P37">&lt;h1&gt;Log in&lt;/h1&gt;</text:p>
            <text:p text:style-name="P37"/>
            <text:p text:style-name="P37">&lt;div class="row"&gt;</text:p>
            <text:p text:style-name="P37"><text:s text:c="2"/>&lt;div class="col-md-6 col-md-offset-3"&gt;</text:p>
            <text:p text:style-name="P37"><text:soft-page-break/><text:s text:c="4"/>&lt;%= form_for(:session, url: login_path) do |f| %&gt;</text:p>
            <text:p text:style-name="P37"><text:s text:c="6"/>&lt;%= f.label :email %&gt;</text:p>
            <text:p text:style-name="P37"><text:s text:c="6"/>&lt;%= f.email_field <text:s text:c="4"/>:email, <text:s text:c="4"/>class: "form-control" %&gt;</text:p>
            <text:p text:style-name="P37"/>
            <text:p text:style-name="P37"><text:s text:c="6"/>&lt;%= f.label :password %&gt;</text:p>
            <text:p text:style-name="P37"><text:s text:c="6"/>&lt;%= link_to "(forgot password)", new_password_reset_path %&gt;</text:p>
            <text:p text:style-name="P37"><text:s text:c="6"/>&lt;%= f.password_field <text:s text:c="2"/>:password, <text:s text:c="2"/>class: "form-control" %&gt;</text:p>
            <text:p text:style-name="P37"/>
            <text:p text:style-name="P37"><text:s text:c="6"/>&lt;%= f.label :remember_me, <text:s text:c="8"/>class: "checkbox inline" do %&gt;</text:p>
            <text:p text:style-name="P37"><text:s text:c="8"/>&lt;%= f.check_box <text:s/>:remember_me %&gt;</text:p>
            <text:p text:style-name="P37"><text:s text:c="8"/>&lt;span&gt;Remember me in this computer&lt;/span&gt;</text:p>
            <text:p text:style-name="P37"><text:s text:c="6"/>&lt;% end %&gt;</text:p>
            <text:p text:style-name="P37"/>
            <text:p text:style-name="P37"><text:s text:c="6"/>&lt;%= f.submit "Log in", <text:s text:c="12"/>class: "btn btn-primary" %&gt;</text:p>
            <text:p text:style-name="P37"><text:s text:c="4"/>&lt;% end %&gt;</text:p>
            <text:p text:style-name="P37"/>
            <text:p text:style-name="P37"><text:s text:c="4"/>&lt;p&gt;New user? &lt;%= link_to "Sign up now!", signup_path %&gt;&lt;/p&gt;</text:p>
            <text:p text:style-name="P37"><text:s text:c="2"/>&lt;/div&gt;</text:p>
            <text:p text:style-name="P37">&lt;/div&gt;</text:p>
          </table:table-cell>
        </table:table-row>
      </table:table>
      <text:h text:style-name="P52" text:outline-level="2"><text:bookmark-start text:name="__RefHeading___Toc714_2238994884"/>shared<text:bookmark-end text:name="__RefHeading___Toc714_2238994884"/></text:h>
      <text:h text:style-name="P17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7">&lt;% if @user.errors.any? %&gt;</text:p>
            <text:p text:style-name="P37"><text:s text:c="2"/>&lt;div id="error_explanation"&gt;</text:p>
            <text:p text:style-name="P37"><text:s text:c="4"/>&lt;div class="alert alert-danger"&gt;</text:p>
            <text:p text:style-name="P37"><text:s text:c="6"/>The form contains &lt;%= pluralize(@user.errors.count, "error") %&gt;.</text:p>
            <text:p text:style-name="P37"><text:s text:c="4"/>&lt;/div&gt;</text:p>
            <text:p text:style-name="P37"><text:s text:c="4"/>&lt;ul&gt;</text:p>
            <text:p text:style-name="P37"><text:s text:c="6"/>&lt;% @user.errors.full_messages.each do |msg| %&gt;</text:p>
            <text:p text:style-name="P37"><text:s text:c="8"/>&lt;li&gt;&lt;%= msg %&gt;&lt;/li&gt;</text:p>
            <text:p text:style-name="P37"><text:s text:c="6"/>&lt;% end %&gt;</text:p>
            <text:p text:style-name="P37"><text:s text:c="4"/>&lt;/ul&gt;</text:p>
            <text:p text:style-name="P37"><text:s text:c="2"/>&lt;/div&gt;</text:p>
            <text:p text:style-name="P37">&lt;% end %&gt;</text:p>
          </table:table-cell>
        </table:table-row>
      </table:table>
      <text:p text:style-name="P4"/>
      <text:h text:style-name="P58" text:outline-level="2"><text:bookmark-start text:name="__RefHeading___Toc718_2238994884"/>password_resets<text:bookmark-end text:name="__RefHeading___Toc718_2238994884"/></text:h>
      <text:h text:style-name="P17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7">&lt;% provide(:title, "Forgot password") %&gt;</text:p>
            <text:p text:style-name="P37">&lt;h1&gt;Forgot password&lt;/h1&gt;</text:p>
            <text:p text:style-name="P37"/>
            <text:p text:style-name="P37">&lt;div class="row"&gt;</text:p>
            <text:p text:style-name="P37"><text:s text:c="2"/>&lt;div class="col-md-6 col-md-offset-3"&gt;</text:p>
            <text:p text:style-name="P37"><text:s text:c="4"/>&lt;%= form_for(:password_reset, url: password_resets_path) do |f| %&gt;</text:p>
            <text:p text:style-name="P37"><text:s text:c="6"/>&lt;%= f.label :email %&gt;</text:p>
            <text:p text:style-name="P37"><text:s text:c="6"/>&lt;%= f.email_field :email, class: 'form-control' %&gt;</text:p>
            <text:p text:style-name="P37"><text:s text:c="6"/>&lt;%= f.submit "Submit" <text:s text:c="3"/>, class: "btn btn-primary" %&gt;</text:p>
            <text:p text:style-name="P37"><text:s text:c="4"/>&lt;% end %&gt;</text:p>
            <text:p text:style-name="P37"><text:s text:c="2"/>&lt;/div&gt;</text:p>
            <text:p text:style-name="P37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7">&lt;% provide(:title, "Reset password") %&gt;</text:p>
            <text:p text:style-name="P37">&lt;h1&gt;Reset password&lt;/h1&gt;</text:p>
            <text:p text:style-name="P37"/>
            <text:p text:style-name="P37">&lt;div class="row"&gt;</text:p>
            <text:p text:style-name="P37"><text:s text:c="2"/>&lt;div class="col-md-6 col-md-offset-3"&gt;</text:p>
            <text:p text:style-name="P37"><text:s text:c="4"/>&lt;%= form_for(@user, url: password_reset_path(params[:id])) do |f| %&gt;</text:p>
            <text:p text:style-name="P37"><text:s text:c="6"/>&lt;%= render 'shared/error_messages' %&gt;</text:p>
            <text:p text:style-name="P37"/>
            <text:p text:style-name="P37"><text:s text:c="6"/>&lt;%= hidden_field_tag :email, @user.email %&gt;</text:p>
            <text:p text:style-name="P37"/>
            <text:p text:style-name="P37"><text:s text:c="6"/>&lt;%= f.label :password %&gt;</text:p>
            <text:p text:style-name="P37"><text:s text:c="6"/>&lt;%= f.password_field :password, class: 'form-control' %&gt;</text:p>
            <text:p text:style-name="P37"/>
            <text:p text:style-name="P37"><text:s text:c="6"/>&lt;%= f.label :password_confirmation, "Confirmation" %&gt;</text:p>
            <text:p text:style-name="P37"><text:s text:c="6"/>&lt;%= f.password_field :password_confirmation, class: 'form-control' %&gt;</text:p>
            <text:p text:style-name="P37"/>
            <text:p text:style-name="P37"><text:s text:c="6"/>&lt;%= f.submit "Update password", class: "btn btn-primary" %&gt;</text:p>
            <text:p text:style-name="P37"/>
            <text:p text:style-name="P37"><text:s text:c="4"/>&lt;% end %&gt;</text:p>
            <text:p text:style-name="P37"><text:s text:c="2"/>&lt;/div&gt;</text:p>
            <text:p text:style-name="P37">&lt;/div&gt;</text:p>
          </table:table-cell>
        </table:table-row>
      </table:table>
      <text:h text:style-name="P53" text:outline-level="2"/>
      <text:h text:style-name="P58" text:outline-level="2"><text:bookmark-start text:name="__RefHeading___Toc732_2238994884"/>user_mailer<text:bookmark-end text:name="__RefHeading___Toc732_2238994884"/></text:h>
      <text:h text:style-name="P17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7">&lt;h1&gt;Sample App activation&lt;/h1&gt;</text:p>
            <text:p text:style-name="P37"/>
            <text:p text:style-name="P37">&lt;p&gt;Hi &lt;%= @user.name %&gt;,&lt;/p&gt;</text:p>
            <text:p text:style-name="P37"/>
            <text:p text:style-name="P37">&lt;p&gt;Welcome to the Sample App! Click on the link below to activate your account:&lt;/p&gt;</text:p>
            <text:p text:style-name="P37"/>
            <text:p text:style-name="P37">&lt;%= link_to "Activate", edit_account_activation_url(@user.activation_token,</text:p>
            <text:p text:style-name="P37"><text:s text:c="52"/>email: @user.email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7">Hi &lt;%= @user.name %&gt;,</text:p>
            <text:p text:style-name="P37"/>
            <text:p text:style-name="P37">Welcome to the Sample App! Click on the link below to activate your account:</text:p>
            <text:p text:style-name="P37"/>
            <text:p text:style-name="P37">&lt;%= edit_account_activation_url(@user.activation_token, email: @user.email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7">&lt;h1&gt;Password reset&lt;/h1&gt;</text:p>
            <text:p text:style-name="P37"/>
            <text:p text:style-name="P37">&lt;p&gt;To reset your password click the link below:&lt;/p&gt;</text:p>
            <text:p text:style-name="P37"/>
            <text:p text:style-name="P37">&lt;%= link_to "Reset password", edit_password_reset_url(@user.reset_token, </text:p>
            <text:p text:style-name="P37"><text:s text:c="54"/>email: @user.email) %&gt;</text:p>
            <text:p text:style-name="P37">&lt;p&gt;This link will expire in two hours.&lt;/p&gt;</text:p>
            <text:p text:style-name="P37"/>
            <text:p text:style-name="P37">&lt;p&gt;</text:p>
            <text:p text:style-name="P37"><text:s text:c="2"/>If you did not request your password to be reset, please ignore this email</text:p>
            <text:p text:style-name="P37"><text:s text:c="2"/>and your password will stay as it is.</text:p>
            <text:p text:style-name="P37">&lt;/p&gt; <text:s text:c="25"/></text:p>
          </table:table-cell>
        </table:table-row>
      </table:table>
      <text:h text:style-name="P17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7">To reset your password click the link below:</text:p>
            <text:p text:style-name="P37"/>
            <text:p text:style-name="P37">&lt;%= edit_password_reset_url(@user.reset_token, email: @user.email) %&gt;</text:p>
            <text:p text:style-name="P37"/>
            <text:p text:style-name="P37">The link will expire in two hours.</text:p>
            <text:p text:style-name="P37"/>
            <text:p text:style-name="P37">If you did not request your password to be reset, please ignore this email,</text:p>
            <text:p text:style-name="P37">and your password will stay as it is</text:p>
          </table:table-cell>
        </table:table-row>
      </table:table>
      <text:p text:style-name="P4"/>
      <text:h text:style-name="P73" text:outline-level="1"><text:bookmark-start text:name="__RefHeading___Toc772_2238994884"/>db<text:bookmark-end text:name="__RefHeading___Toc772_2238994884"/></text:h>
      <text:h text:style-name="P18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8">ActiveRecord::Schema.define(version: 20170705083539) do</text:p>
            <text:p text:style-name="P38"/>
            <text:p text:style-name="P38"><text:s text:c="2"/>create_table "users", force: :cascade do |t|</text:p>
            <text:p text:style-name="P38"><text:s text:c="4"/>t.string <text:s text:c="2"/>"name"</text:p>
            <text:p text:style-name="P38"><text:s text:c="4"/>t.string <text:s text:c="2"/>"email"</text:p>
            <text:p text:style-name="P38"><text:s text:c="4"/>t.datetime "created_at", <text:s text:c="23"/>null: false</text:p>
            <text:p text:style-name="P38"><text:s text:c="4"/>t.datetime "updated_at", <text:s text:c="23"/>null: false</text:p>
            <text:p text:style-name="P38"><text:s text:c="4"/>t.string <text:s text:c="2"/>"password_digest"</text:p>
            <text:p text:style-name="P38"><text:s text:c="4"/>t.string <text:s text:c="2"/>"remember_digest"</text:p>
            <text:p text:style-name="P38"><text:s text:c="4"/>t.boolean <text:s/>"admin", <text:s text:c="12"/>default: false</text:p>
            <text:p text:style-name="P38"><text:s text:c="4"/>t.string <text:s text:c="2"/>"activation_digest"</text:p>
            <text:p text:style-name="P38"><text:s text:c="4"/>t.boolean <text:s/>"activated", <text:s text:c="8"/>default: false</text:p>
            <text:p text:style-name="P38"><text:s text:c="4"/>t.datetime "activated_at"</text:p>
            <text:p text:style-name="P38"><text:s text:c="4"/>t.string <text:s text:c="2"/>"reset_digest"</text:p>
            <text:p text:style-name="P38"><text:s text:c="4"/>t.datetime "reset_sent_at"</text:p>
            <text:p text:style-name="P38"><text:s text:c="4"/>t.index ["email"], name: "index_users_on_email", unique: true</text:p>
            <text:p text:style-name="P38"><text:s text:c="2"/>end</text:p>
            <text:p text:style-name="P38">end</text:p>
          </table:table-cell>
        </table:table-row>
      </table:table>
      <text:h text:style-name="P19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9">User.create!( name: <text:s text:c="17"/>"Example User",</text:p>
            <text:p text:style-name="P39"><text:s text:c="14"/>email: <text:s text:c="16"/>"example@railstutorial.org",</text:p>
            <text:p text:style-name="P39"><text:s text:c="14"/>password: <text:s text:c="13"/>"foobar",</text:p>
            <text:p text:style-name="P39"><text:s text:c="14"/>password_confirmation: "foobar",</text:p>
            <text:p text:style-name="P39"><text:s text:c="14"/>admin: <text:s text:c="16"/>true,</text:p>
            <text:p text:style-name="P39"><text:s text:c="14"/>activated: <text:s text:c="12"/>true,</text:p>
            <text:p text:style-name="P39"><text:s text:c="14"/>activated_at: <text:s text:c="9"/>Time.zone.now)</text:p>
            <text:p text:style-name="P39"/>
            <text:p text:style-name="P39">99.times do |n|</text:p>
            <text:p text:style-name="P39"><text:s text:c="2"/>name <text:s text:c="4"/>= Faker::Name.name</text:p>
            <text:p text:style-name="P39"><text:s text:c="2"/>email <text:s text:c="3"/>= "example-#{n+1}@railstutorial.org"</text:p>
            <text:p text:style-name="P39"><text:s text:c="2"/>password = "password"</text:p>
            <text:p text:style-name="P39"><text:s text:c="2"/>User.create!(name: <text:s text:c="17"/>name,</text:p>
            <text:p text:style-name="P39"><text:s text:c="14"/>email: <text:s text:c="17"/>email,</text:p>
            <text:p text:style-name="P39"><text:s text:c="14"/>password: <text:s text:c="14"/>password,</text:p>
            <text:p text:style-name="P39"><text:s text:c="14"/>password_confirmation: <text:s/>password,</text:p>
            <text:p text:style-name="P39"><text:s text:c="14"/>activated: <text:s text:c="13"/>true,</text:p>
            <text:p text:style-name="P39"><text:s text:c="14"/>activated_at: <text:s text:c="10"/>Time.zone.now)</text:p>
            <text:p text:style-name="P39">end</text:p>
          </table:table-cell>
        </table:table-row>
      </table:table>
      <text:p text:style-name="P5"/>
      <text:h text:style-name="P69" text:outline-level="1"><text:bookmark-start text:name="__RefHeading___Toc786_2238994884"/>test<text:bookmark-end text:name="__RefHeading___Toc786_2238994884"/></text:h>
      <text:h text:style-name="P20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0">ENV['RAILS_ENV'] ||= 'test'</text:p>
            <text:p text:style-name="P40">require File.expand_path('../../config/environment', __FILE__)</text:p>
            <text:p text:style-name="P40">require 'rails/test_help'</text:p>
            <text:p text:style-name="P40">require "minitest/reporters"</text:p>
            <text:p text:style-name="P40">Minitest::Reporters.use!</text:p>
            <text:p text:style-name="P40"/>
            <text:p text:style-name="P40">class ActiveSupport::TestCase</text:p>
            <text:p text:style-name="P40"><text:s text:c="2"/># Setup all fixtures in test/fixtures/*.yml for all tests in alphabetical order.</text:p>
            <text:p text:style-name="P40"><text:s text:c="2"/>fixtures :all</text:p>
            <text:p text:style-name="P40"><text:s text:c="2"/>include ApplicationHelper</text:p>
            <text:p text:style-name="P40"/>
            <text:p text:style-name="P40"><text:s text:c="2"/># Add more helper methods to be used by all tests here...</text:p>
            <text:p text:style-name="P40"/>
            <text:p text:style-name="P40"><text:s text:c="2"/># returns true if the user is logged in</text:p>
            <text:p text:style-name="P40"><text:s text:c="2"/>def is_logged_in?</text:p>
            <text:p text:style-name="P40"><text:s text:c="4"/>!session[:user_id].nil?</text:p>
            <text:p text:style-name="P40"><text:s text:c="2"/>end</text:p>
            <text:p text:style-name="P40"/>
            <text:p text:style-name="P40"><text:s text:c="2"/># logs in as a particular user</text:p>
            <text:p text:style-name="P40"><text:s text:c="2"/>def log_in_as(user)</text:p>
            <text:p text:style-name="P40"><text:s text:c="4"/>session[:user_id] = user.id</text:p>
            <text:p text:style-name="P40"><text:s text:c="2"/>end</text:p>
            <text:p text:style-name="P40">end</text:p>
            <text:p text:style-name="P40"/>
            <text:p text:style-name="P40">class ActionDispatch::IntegrationTest</text:p>
            <text:p text:style-name="P40">=begin </text:p>
            <text:p text:style-name="P40"><text:s text:c="2"/>Because it’s located inside the </text:p>
            <text:p text:style-name="P40"><text:s text:c="2"/>ActionDispatch::IntegrationTest class, </text:p>
            <text:p text:style-name="P40"><text:s text:c="2"/>this is the version of log_in_as that will </text:p>
            <text:p text:style-name="P40"><text:s text:c="2"/>be called inside integration tests.</text:p>
            <text:p text:style-name="P40">=end</text:p>
            <text:p text:style-name="P40"/>
            <text:p text:style-name="P40"><text:s text:c="2"/># logs in as a particular user</text:p>
            <text:p text:style-name="P40"><text:s text:c="2"/>def log_in_as(user, password: 'password', remember_me: '1')</text:p>
            <text:p text:style-name="P40"><text:s text:c="4"/>post login_path, params: </text:p>
            <text:p text:style-name="P40"><text:s text:c="4"/>{ session: { <text:s text:c="2"/>email: <text:s text:c="6"/>user.email,</text:p>
            <text:p text:style-name="P40"><text:s text:c="18"/>password: <text:s text:c="3"/>password,</text:p>
            <text:p text:style-name="P40"><text:s text:c="18"/>remember_me: remember_me } }</text:p>
            <text:p text:style-name="P40"><text:s text:c="2"/>end</text:p>
            <text:p text:style-name="P40">end</text:p>
          </table:table-cell>
        </table:table-row>
      </table:table>
      <text:h text:style-name="P54" text:outline-level="2"/>
      <text:h text:style-name="P59" text:outline-level="2"><text:bookmark-start text:name="__RefHeading___Toc814_2238994884"/>fixtures<text:bookmark-end text:name="__RefHeading___Toc814_2238994884"/></text:h>
      <text:h text:style-name="P2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2">michael:</text:p>
            <text:p text:style-name="P42"><text:s text:c="2"/>name: <text:s text:c="12"/>Michael Example</text:p>
            <text:p text:style-name="P42"><text:s text:c="2"/>email: <text:s text:c="11"/>michael@example.com</text:p>
            <text:p text:style-name="P42"><text:s text:c="2"/>password_digest: <text:s/>&lt;%= User.digest('password') %&gt;</text:p>
            <text:p text:style-name="P42"><text:s text:c="2"/>admin: <text:s text:c="11"/>true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><text:s text:c="2"/></text:p>
            <text:p text:style-name="P42">archer:</text:p>
            <text:p text:style-name="P42"><text:s text:c="2"/>name: <text:s text:c="12"/>Sterling Archer</text:p>
            <text:p text:style-name="P42"><text:s text:c="2"/>email: <text:s text:c="11"/>duchess@example.gov</text:p>
            <text:p text:style-name="P42"><text:s text:c="2"/>password_digest: <text:s/>&lt;%= User.digest('password') %&gt;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/>
            <text:p text:style-name="P42">lana:</text:p>
            <text:p text:style-name="P42"><text:s text:c="2"/>name: <text:s text:c="12"/>Lana Kane</text:p>
            <text:p text:style-name="P42"><text:s text:c="2"/>email: <text:s text:c="11"/>hands@example.gov</text:p>
            <text:p text:style-name="P42"><text:s text:c="2"/>password_digest: <text:s/>&lt;%= User.digest('password') %&gt;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><text:s text:c="2"/></text:p>
            <text:p text:style-name="P42">malory:</text:p>
            <text:p text:style-name="P42"><text:s text:c="2"/>name: <text:s text:c="12"/>Malory Archer</text:p>
            <text:p text:style-name="P42"><text:s text:c="2"/>email: <text:s text:c="11"/>boss@example.gov</text:p>
            <text:p text:style-name="P42"><text:s text:c="2"/>password_digest: <text:s/>&lt;%= User.digest('password') %&gt;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/>
            <text:p text:style-name="P42">&lt;% 30.times do |n| %&gt;</text:p>
            <text:p text:style-name="P42">user_&lt;%= n %&gt;:</text:p>
            <text:p text:style-name="P42"><text:s text:c="2"/>name: <text:s text:c="12"/>&lt;%= "User #{n}" %&gt;</text:p>
            <text:p text:style-name="P42"><text:s text:c="2"/>email: <text:s text:c="11"/>&lt;%= "user-#{n}@example.com" %&gt;</text:p>
            <text:p text:style-name="P42"><text:s text:c="2"/>password_digest: <text:s/>&lt;%= User.digest('password') %&gt;</text:p>
            <text:p text:style-name="P42"><text:s text:c="2"/>activated: <text:s text:c="7"/>true</text:p>
            <text:p text:style-name="P42"><text:s text:c="2"/>activated_at: <text:s text:c="4"/>&lt;%= Time.zone.now %&gt;</text:p>
            <text:p text:style-name="P42">&lt;% end %&gt; </text:p>
          </table:table-cell>
        </table:table-row>
      </table:table>
      <text:h text:style-name="P55" text:outline-level="2"/>
      <text:h text:style-name="P59" text:outline-level="2"><text:bookmark-start text:name="__RefHeading___Toc818_2238994884"/>helpers<text:bookmark-end text:name="__RefHeading___Toc818_2238994884"/></text:h>
      <text:h text:style-name="P2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2">require 'test_helper'</text:p>
            <text:p text:style-name="P42"/>
            <text:p text:style-name="P42">class ApplicationHelperTest &lt; ActionView::TestCase</text:p>
            <text:p text:style-name="P42"><text:s text:c="2"/>test "full title helper" do</text:p>
            <text:p text:style-name="P42"><text:s text:c="4"/>assert_equal full_title, <text:s text:c="10"/>"Ruby on Rails Tutorial Sample App"</text:p>
            <text:p text:style-name="P42"><text:s text:c="4"/>assert_equal full_title("Help"), <text:s text:c="2"/>"Help | Ruby on Rails Tutorial Sample App"</text:p>
            <text:p text:style-name="P42"/>
            <text:p text:style-name="P42"><text:s text:c="2"/>end</text:p>
            <text:p text:style-name="P42">end</text:p>
          </table:table-cell>
        </table:table-row>
      </table:table>
      <text:h text:style-name="P2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2">require 'test_helper'</text:p>
            <text:p text:style-name="P42"/>
            <text:p text:style-name="P42">class SessionsHelperTest &lt; ActionView::TestCase</text:p>
            <text:p text:style-name="P42"><text:s text:c="2"/>def setup</text:p>
            <text:p text:style-name="P42"><text:s text:c="4"/>@user = users(:michael)</text:p>
            <text:p text:style-name="P42"><text:s text:c="4"/>remember(@user)</text:p>
            <text:p text:style-name="P42"><text:s text:c="2"/>end</text:p>
            <text:p text:style-name="P42"/>
            <text:p text:style-name="P42"><text:s text:c="2"/>test "current_user returns right user when session is nil" do</text:p>
            <text:p text:style-name="P42"><text:s text:c="4"/>assert_equal @user, current_user</text:p>
            <text:p text:style-name="P42"><text:s text:c="2"/>end</text:p>
            <text:p text:style-name="P42"/>
            <text:p text:style-name="P42"><text:s text:c="2"/>test "current_user returns nil when remember digest is wrong" do</text:p>
            <text:p text:style-name="P42"><text:s text:c="4"/>@user.update_attribute(:remember_digest, User.digest(User.new_token))</text:p>
            <text:p text:style-name="P42"><text:s text:c="4"/>assert_nil current_user</text:p>
            <text:p text:style-name="P42"><text:s text:c="2"/>end</text:p>
            <text:p text:style-name="P42">end <text:s text:c="3"/></text:p>
          </table:table-cell>
        </table:table-row>
      </table:table>
      <text:h text:style-name="P45" text:outline-level="2"/>
      <text:h text:style-name="P61" text:outline-level="2"><text:bookmark-start text:name="__RefHeading___Toc790_2238994884"/><text:span text:style-name="T3">controllers</text:span><text:bookmark-end text:name="__RefHeading___Toc790_2238994884"/></text:h>
      <text:h text:style-name="P20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0">require 'test_helper'</text:p>
            <text:p text:style-name="P40"/>
            <text:p text:style-name="P40">class SessionsControllerTest &lt; ActionDispatch::IntegrationTest</text:p>
            <text:p text:style-name="P40"><text:s text:c="2"/>test "should get new" do</text:p>
            <text:p text:style-name="P40"><text:s text:c="4"/>get login_path</text:p>
            <text:p text:style-name="P40"><text:s text:c="4"/>assert_response :success</text:p>
            <text:p text:style-name="P40"><text:s text:c="2"/>end</text:p>
            <text:p text:style-name="P40">end</text:p>
          </table:table-cell>
        </table:table-row>
      </table:table>
      <text:h text:style-name="P20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0">require 'test_helper'</text:p>
            <text:p text:style-name="P40"/>
            <text:p text:style-name="P40">class StaticPagesControllerTest &lt; ActionDispatch::IntegrationTest</text:p>
            <text:p text:style-name="P40"><text:s text:c="2"/>def setup</text:p>
            <text:p text:style-name="P40"><text:s text:c="4"/>@base_title = "| Ruby on Rails Tutorial Sample App"</text:p>
            <text:p text:style-name="P40"><text:s text:c="2"/>end</text:p>
            <text:p text:style-name="P40"/>
            <text:p text:style-name="P40"><text:s text:c="2"/>test "should get home" do</text:p>
            <text:p text:style-name="P40"><text:s text:c="4"/>get root_path</text:p>
            <text:p text:style-name="P40"><text:s text:c="4"/>assert_response :success</text:p>
            <text:p text:style-name="P40"><text:s text:c="4"/>assert_select "title", @base_title[2..-1]</text:p>
            <text:p text:style-name="P40"><text:s text:c="2"/>end</text:p>
            <text:p text:style-name="P40"/>
            <text:p text:style-name="P40"><text:s text:c="2"/>test "should get help" do</text:p>
            <text:p text:style-name="P40"><text:s text:c="4"/>get help_path</text:p>
            <text:p text:style-name="P40"><text:s text:c="4"/>assert_response :success</text:p>
            <text:p text:style-name="P40"><text:s text:c="4"/>assert_select "title", "Help #{@base_title}"</text:p>
            <text:p text:style-name="P40"><text:s text:c="2"/>end</text:p>
            <text:p text:style-name="P40"/>
            <text:p text:style-name="P40"><text:s text:c="2"/>test "should get about" do</text:p>
            <text:p text:style-name="P40"><text:s text:c="4"/>get about_path</text:p>
            <text:p text:style-name="P40"><text:s text:c="4"/>assert_response :success</text:p>
            <text:p text:style-name="P40"><text:s text:c="4"/>assert_select "title", "About #{@base_title}"</text:p>
            <text:p text:style-name="P40"><text:s text:c="2"/>end</text:p>
            <text:p text:style-name="P40"/>
            <text:p text:style-name="P40"><text:s text:c="2"/>test "should get contacts" do</text:p>
            <text:p text:style-name="P40"><text:s text:c="4"/>get contact_path</text:p>
            <text:p text:style-name="P40"><text:s text:c="4"/>assert_response :success</text:p>
            <text:p text:style-name="P40"><text:s text:c="4"/>assert_select "title", "Contact #{@base_title}"</text:p>
            <text:p text:style-name="P40"><text:s text:c="2"/>end</text:p>
            <text:p text:style-name="P40"/>
            <text:p text:style-name="P40">end</text:p>
          </table:table-cell>
        </table:table-row>
      </table:table>
      <text:h text:style-name="P56" text:outline-level="2"/>
      <text:h text:style-name="P28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1">require 'test_helper'</text:p>
            <text:p text:style-name="P41"/>
            <text:p text:style-name="P41">class UsersControllerTest &lt; ActionDispatch::IntegrationTest</text:p>
            <text:p text:style-name="P41"><text:s text:c="2"/>def setup</text:p>
            <text:p text:style-name="P41"><text:s text:c="4"/>@user <text:s text:c="6"/>= users(:michael)</text:p>
            <text:p text:style-name="P41"><text:s text:c="4"/>@other_user = users(:archer)</text:p>
            <text:p text:style-name="P41"><text:s text:c="2"/>end</text:p>
            <text:p text:style-name="P41"/>
            <text:p text:style-name="P41"><text:s text:c="2"/>test "should redirect index when not logged in" do</text:p>
            <text:p text:style-name="P41"><text:s text:c="4"/>get users_path</text:p>
            <text:p text:style-name="P41"><text:s text:c="4"/>assert_redirected_to login_url</text:p>
            <text:p text:style-name="P41"><text:s text:c="2"/>end</text:p>
            <text:p text:style-name="P41"/>
            <text:p text:style-name="P41"><text:s text:c="2"/>test "should get new" do</text:p>
            <text:p text:style-name="P41"><text:s text:c="4"/>get signup_path</text:p>
            <text:p text:style-name="P41"><text:s text:c="4"/>assert_response :success</text:p>
            <text:p text:style-name="P41"><text:s text:c="2"/>end</text:p>
            <text:p text:style-name="P41"/>
            <text:p text:style-name="P41"><text:s text:c="2"/>test "should not allow the admin attribute to be edited via THE WEB" do</text:p>
            <text:p text:style-name="P41"><text:s text:c="4"/>log_in_as(@other_user)</text:p>
            <text:p text:style-name="P41"><text:s text:c="4"/>assert_not @other_user.admin?</text:p>
            <text:p text:style-name="P41"><text:s text:c="4"/>patch user_path(@other_user), params: {</text:p>
            <text:p text:style-name="P41"><text:s text:c="8"/>user: { password: <text:s text:c="15"/>"password",</text:p>
            <text:p text:style-name="P41"><text:s text:c="16"/>password_confirmation: <text:s/>"password",</text:p>
            <text:p text:style-name="P41"><text:s text:c="16"/>admin: <text:s text:c="18"/>true } }</text:p>
            <text:p text:style-name="P41"><text:s text:c="4"/>assert_not @other_user.reload.admin?</text:p>
            <text:p text:style-name="P41"><text:s text:c="2"/>end</text:p>
            <text:p text:style-name="P41"/>
            <text:p text:style-name="P41"><text:s text:c="2"/>test "should redirect destroy when not logged in" do</text:p>
            <text:p text:style-name="P41"><text:s text:c="4"/>assert_no_difference "User.count" do</text:p>
            <text:p text:style-name="P41"><text:s text:c="6"/>delete user_path(@user)</text:p>
            <text:p text:style-name="P41"><text:s text:c="4"/>end</text:p>
            <text:p text:style-name="P41"><text:s text:c="4"/>assert_redirected_to login_url</text:p>
            <text:p text:style-name="P41"><text:s text:c="2"/>end</text:p>
            <text:p text:style-name="P41"/>
            <text:p text:style-name="P41"><text:s text:c="2"/>test "should redirect destroy when logged in as a non-admin" do</text:p>
            <text:p text:style-name="P41"><text:s text:c="4"/>log_in_as(@other_user)</text:p>
            <text:p text:style-name="P41"><text:s text:c="4"/>assert_no_difference "User.count" do</text:p>
            <text:p text:style-name="P41"><text:s text:c="6"/>delete user_path(@user)</text:p>
            <text:p text:style-name="P41"><text:s text:c="4"/>end</text:p>
            <text:p text:style-name="P41"><text:s text:c="4"/>assert_redirected_to root_url</text:p>
            <text:p text:style-name="P41"><text:s text:c="2"/>end</text:p>
            <text:p text:style-name="P41">end</text:p>
          </table:table-cell>
        </table:table-row>
      </table:table>
      <text:h text:style-name="P8" text:outline-level="2"/>
      <text:h text:style-name="P62" text:outline-level="2"><text:bookmark-start text:name="__RefHeading___Toc856_2238994884"/>models<text:bookmark-end text:name="__RefHeading___Toc856_2238994884"/></text:h>
      <text:h text:style-name="P23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4">require 'test_helper'</text:p>
            <text:p text:style-name="P44"/>
            <text:p text:style-name="P44">class UserTest &lt; ActiveSupport::TestCase</text:p>
            <text:p text:style-name="P44"><text:s text:c="2"/>def setup</text:p>
            <text:p text:style-name="P44"><text:s text:c="4"/>@user = User.new( <text:s text:c="6"/>name: "Example User", </text:p>
            <text:p text:style-name="P44"><text:s text:c="26"/>email: "user@example.com",</text:p>
            <text:p text:style-name="P44"><text:s text:c="26"/>password: "foobar",</text:p>
            <text:p text:style-name="P44"><text:s text:c="10"/>password_confirmation: "foobar" <text:s text:c="11"/>)</text:p>
            <text:p text:style-name="P44"><text:s text:c="2"/>end</text:p>
            <text:p text:style-name="P44"/>
            <text:p text:style-name="P44"><text:s text:c="2"/>test "should be valid" do</text:p>
            <text:p text:style-name="P44"><text:s text:c="4"/>assert @user.valid?</text:p>
            <text:p text:style-name="P44"><text:s text:c="2"/>end</text:p>
            <text:p text:style-name="P44"/>
            <text:p text:style-name="P44"><text:s text:c="2"/>test "name should be present" do</text:p>
            <text:p text:style-name="P44"><text:s text:c="4"/>@user.name = " <text:s text:c="4"/>"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name should not be too long" do</text:p>
            <text:p text:style-name="P44"><text:s text:c="4"/>@user.name = "a" * 51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email should be present" do</text:p>
            <text:p text:style-name="P44"><text:s text:c="4"/>@user.email = " <text:s text:c="5"/>"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email should not be too long" do</text:p>
            <text:p text:style-name="P44"><text:s text:c="4"/>@user.email = "a" * 244 + "@example.com"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email validation should accept valid addresses" do</text:p>
            <text:p text:style-name="P44"><text:s text:c="4"/>valid_addresses = [ <text:s/>"user@example.com", </text:p>
            <text:p text:style-name="P44"><text:s text:c="24"/>"USER@foo.COM",</text:p>
            <text:p text:style-name="P44"><text:s text:c="25"/>"A_US-ER@foo.bar.org", </text:p>
            <text:p text:style-name="P44"><text:s text:c="25"/>"first.last@foo.jp", </text:p>
            <text:p text:style-name="P44"><text:s text:c="25"/>"alice+bob@baz.cn",</text:p>
            <text:p text:style-name="P44"><text:s text:c="25"/>"marco99@example.com" ]</text:p>
            <text:p text:style-name="P44"><text:s text:c="4"/>valid_addresses.each do |valid_address|</text:p>
            <text:p text:style-name="P44"><text:s text:c="6"/>@user.email = valid_address</text:p>
            <text:p text:style-name="P44"><text:s text:c="6"/>assert @user.valid?, "#{valid_address.inspect} should be valid"</text:p>
            <text:p text:style-name="P44"><text:s text:c="4"/>end</text:p>
            <text:p text:style-name="P44"><text:s text:c="2"/>end</text:p>
            <text:p text:style-name="P44"/>
            <text:p text:style-name="P44"><text:s text:c="2"/>test "email validation should REJECT invalid addresses" do</text:p>
            <text:p text:style-name="P44"><text:s text:c="4"/>invalid_addresses = [ <text:s/>"user@example,com",</text:p>
            <text:p text:style-name="P44"><text:s text:c="26"/>"user_at_foo.org",</text:p>
            <text:p text:style-name="P44"><text:s text:c="26"/>"user.name@example.foo@bar_baz.com",</text:p>
            <text:p text:style-name="P44"><text:soft-page-break/><text:s text:c="26"/>"foo@bar+baz.com"]#,</text:p>
            <text:p text:style-name="P44"><text:s text:c="26"/># "foo@bar..com" ]</text:p>
            <text:p text:style-name="P44"><text:s text:c="4"/>invalid_addresses.each do |invalid_address|</text:p>
            <text:p text:style-name="P44"><text:s text:c="6"/>@user.email = invalid_address</text:p>
            <text:p text:style-name="P44"><text:s text:c="6"/>assert_not @user.valid?, "#{invalid_address.inspect} should be INVALID"</text:p>
            <text:p text:style-name="P44"><text:s text:c="4"/>end <text:s text:c="7"/></text:p>
            <text:p text:style-name="P44"><text:s text:c="2"/>end</text:p>
            <text:p text:style-name="P44"/>
            <text:p text:style-name="P44"><text:s text:c="2"/>test "email addresses should be unique" do</text:p>
            <text:p text:style-name="P44"><text:s text:c="4"/>duplicate_user = @user.dup</text:p>
            <text:p text:style-name="P44"><text:s text:c="4"/>duplicate_user.email = @user.email.upcase</text:p>
            <text:p text:style-name="P44"><text:s text:c="4"/>@user.save</text:p>
            <text:p text:style-name="P44"><text:s text:c="4"/>assert_not duplicate_user.valid?</text:p>
            <text:p text:style-name="P44"><text:s text:c="2"/>end</text:p>
            <text:p text:style-name="P44"/>
            <text:p text:style-name="P44"><text:s text:c="2"/>test "email addresses should be saved as lower-case" do</text:p>
            <text:p text:style-name="P44"><text:s text:c="4"/>mixed_case_email = "Foo@ExAMPle.CoM"</text:p>
            <text:p text:style-name="P44"><text:s text:c="4"/>@user.email = mixed_case_email</text:p>
            <text:p text:style-name="P44"><text:s text:c="4"/>@user.save</text:p>
            <text:p text:style-name="P44"><text:s text:c="4"/>assert_equal mixed_case_email.downcase, @user.reload.email</text:p>
            <text:p text:style-name="P44"><text:s text:c="2"/>end</text:p>
            <text:p text:style-name="P44"/>
            <text:p text:style-name="P44"><text:s text:c="2"/>test "password should not be blank" do</text:p>
            <text:p text:style-name="P44"><text:s text:c="4"/>@user.password = " <text:s text:c="3"/>"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password should have a minimum length" do</text:p>
            <text:p text:style-name="P44"><text:s text:c="4"/>@user.password = "a" * 5</text:p>
            <text:p text:style-name="P44"><text:s text:c="4"/>assert_not @user.valid?</text:p>
            <text:p text:style-name="P44"><text:s text:c="2"/>end</text:p>
            <text:p text:style-name="P44"/>
            <text:p text:style-name="P44"><text:s text:c="2"/>test "authenticated? should return false for a user with nil digest" do</text:p>
            <text:p text:style-name="P44"><text:s text:c="4"/>assert_not @user.authenticated?(:remember, '')</text:p>
            <text:p text:style-name="P44"><text:s text:c="2"/>end</text:p>
            <text:p text:style-name="P44">end</text:p>
          </table:table-cell>
        </table:table-row>
      </table:table>
      <text:p text:style-name="P10"/>
      <text:h text:style-name="P60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3">require 'test_helper'</text:p>
            <text:p text:style-name="P43"/>
            <text:p text:style-name="P43">class SiteLayoutTest &lt; ActionDispatch::IntegrationTest</text:p>
            <text:p text:style-name="P43"><text:s text:c="2"/>def setup</text:p>
            <text:p text:style-name="P43"><text:s text:c="4"/>@user <text:s text:c="6"/>= users(:michael)</text:p>
            <text:p text:style-name="P43"><text:s text:c="4"/>@other_user = users(:archer)</text:p>
            <text:p text:style-name="P43"><text:s text:c="2"/>end</text:p>
            <text:p text:style-name="P43"/>
            <text:p text:style-name="P43"><text:s text:c="2"/>test "layout links while NOT logged in" do</text:p>
            <text:p text:style-name="P43"><text:s text:c="4"/>get root_path</text:p>
            <text:p text:style-name="P43"><text:s text:c="6"/>assert_template 'static_pages/home'</text:p>
            <text:p text:style-name="P43"><text:s text:c="6"/>assert_select "a[href=?]", root_path, <text:s text:c="8"/>count: 2</text:p>
            <text:p text:style-name="P43"><text:s text:c="6"/>assert_select "a[href=?]", help_path</text:p>
            <text:p text:style-name="P43"><text:s text:c="6"/>assert_select "a[href=?]", about_path</text:p>
            <text:p text:style-name="P43"><text:s text:c="6"/>assert_select "a[href=?]", contact_path</text:p>
            <text:p text:style-name="P43"><text:s text:c="4"/>get contact_path</text:p>
            <text:p text:style-name="P43"><text:s text:c="6"/>assert_template 'static_pages/contact'</text:p>
            <text:p text:style-name="P43"><text:s text:c="6"/>assert_select "title", full_title("Contact")</text:p>
            <text:p text:style-name="P43"><text:s text:c="4"/>get signup_path</text:p>
            <text:p text:style-name="P43"><text:s text:c="6"/>assert_template 'users/new'</text:p>
            <text:p text:style-name="P43"><text:s text:c="6"/>assert_select "title", full_title("Sign up")</text:p>
            <text:p text:style-name="P43"><text:s text:c="4"/>get help_path</text:p>
            <text:p text:style-name="P43"><text:s text:c="6"/>assert_template 'static_pages/help'</text:p>
            <text:p text:style-name="P43"><text:s text:c="4"/>get login_path</text:p>
            <text:p text:style-name="P43"><text:s text:c="6"/>assert_template 'sessions/new'</text:p>
            <text:p text:style-name="P43"><text:s text:c="4"/># REDIRECTS BECAUSE NOT LOGGED IN</text:p>
            <text:p text:style-name="P43"><text:s text:c="6"/>assert_select "a[href=?]", logout_path, <text:s text:c="6"/>count: 0</text:p>
            <text:p text:style-name="P43"><text:s text:c="4"/>get users_path</text:p>
            <text:p text:style-name="P43"><text:s text:c="6"/>assert_redirected_to login_path</text:p>
            <text:p text:style-name="P43"><text:s text:c="4"/>get edit_user_path(@user)</text:p>
            <text:p text:style-name="P43"><text:s text:c="6"/>assert_select "a[href=?]", user_path(@user), <text:s text:c="2"/>count: 0</text:p>
            <text:p text:style-name="P43"><text:s text:c="6"/>assert_redirected_to login_path</text:p>
            <text:p text:style-name="P43"><text:s text:c="2"/>end <text:s/></text:p>
            <text:p text:style-name="P43"/>
            <text:p text:style-name="P43"><text:s text:c="2"/>test "layout links while logged in" do</text:p>
            <text:p text:style-name="P43"><text:s text:c="4"/>log_in_as(@user)</text:p>
            <text:p text:style-name="P43"><text:s text:c="4"/>get root_path</text:p>
            <text:p text:style-name="P43"><text:s text:c="6"/>assert_template 'static_pages/home'</text:p>
            <text:p text:style-name="P43"><text:s text:c="6"/>assert_select "a[href=?]", root_path, <text:s text:c="8"/>count: 2</text:p>
            <text:p text:style-name="P43"><text:s text:c="6"/>assert_select "a[href=?]", help_path</text:p>
            <text:p text:style-name="P43"><text:s text:c="6"/>assert_select "a[href=?]", about_path</text:p>
            <text:p text:style-name="P43"><text:s text:c="6"/>assert_select "a[href=?]", contact_path</text:p>
            <text:p text:style-name="P43"><text:s text:c="4"/>get contact_path</text:p>
            <text:p text:style-name="P43"><text:s text:c="6"/>assert_template 'static_pages/contact'</text:p>
            <text:p text:style-name="P43"><text:s text:c="6"/>assert_select "title", full_title("Contact")</text:p>
            <text:p text:style-name="P43"><text:s text:c="4"/>get signup_path</text:p>
            <text:p text:style-name="P43"><text:s text:c="6"/>assert_template 'users/new'</text:p>
            <text:p text:style-name="P43"><text:s text:c="6"/>assert_select "title", full_title("Sign up")</text:p>
            <text:p text:style-name="P43"><text:s text:c="4"/>get help_path</text:p>
            <text:p text:style-name="P43"><text:s text:c="6"/>assert_template 'static_pages/help'</text:p>
            <text:p text:style-name="P43"><text:s text:c="4"/>get login_path</text:p>
            <text:p text:style-name="P43"><text:soft-page-break/><text:s text:c="6"/>assert_template 'sessions/new'</text:p>
            <text:p text:style-name="P43"><text:s text:c="4"/># LOGGED IN SPECIFIC URLS</text:p>
            <text:p text:style-name="P43"><text:s text:c="6"/>assert_select "a[href=?]", logout_path</text:p>
            <text:p text:style-name="P43"><text:s text:c="4"/>get users_path</text:p>
            <text:p text:style-name="P43"><text:s text:c="6"/>assert_template 'users/index'</text:p>
            <text:p text:style-name="P43"><text:s text:c="4"/>get edit_user_path(@user)</text:p>
            <text:p text:style-name="P43"><text:s text:c="6"/>assert_select "a[href=?]", user_path(@user)</text:p>
            <text:p text:style-name="P43"><text:s text:c="4"/>end</text:p>
            <text:p text:style-name="P43">end</text:p>
          </table:table-cell>
        </table:table-row>
      </table:table>
      <text:h text:style-name="P22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3">require 'test_helper'</text:p>
            <text:p text:style-name="P43"/>
            <text:p text:style-name="P43">class UsersIndexTest &lt; ActionDispatch::IntegrationTest</text:p>
            <text:p text:style-name="P43"><text:s text:c="2"/>def setup</text:p>
            <text:p text:style-name="P43"><text:s text:c="4"/>@admin <text:s text:c="4"/>= users(:michael)</text:p>
            <text:p text:style-name="P43"><text:s text:c="4"/>@non_admin = users(:archer)</text:p>
            <text:p text:style-name="P43"><text:s text:c="2"/>end</text:p>
            <text:p text:style-name="P43"/>
            <text:p text:style-name="P43"><text:s text:c="2"/>test "index as admin including pagination and delete links" do</text:p>
            <text:p text:style-name="P43"><text:s text:c="4"/>log_in_as(@admin)</text:p>
            <text:p text:style-name="P43"><text:s text:c="4"/>get users_path</text:p>
            <text:p text:style-name="P43"><text:s text:c="4"/>assert_template <text:s text:c="2"/>'users/index'</text:p>
            <text:p text:style-name="P43"><text:s text:c="4"/>assert_select <text:s text:c="4"/>'div.pagination', count: 2</text:p>
            <text:p text:style-name="P43"><text:s text:c="4"/>first_page_of_users = User.paginate(page: 1)</text:p>
            <text:p text:style-name="P43"><text:s text:c="4"/>first_page_of_users.each do |user|</text:p>
            <text:p text:style-name="P43"><text:s text:c="6"/>assert_select 'a[href=?]', <text:s text:c="2"/>user_path(user), text: user.name</text:p>
            <text:p text:style-name="P43"><text:s text:c="6"/>unless user == @admin</text:p>
            <text:p text:style-name="P43"><text:s text:c="8"/>assert_select 'a[href=?]', user_path(user), text: 'delete'</text:p>
            <text:p text:style-name="P43"><text:s text:c="6"/>end</text:p>
            <text:p text:style-name="P43"><text:s text:c="4"/>end</text:p>
            <text:p text:style-name="P43"><text:s text:c="4"/>assert_difference 'User.count', -1 do</text:p>
            <text:p text:style-name="P43"><text:s text:c="6"/>delete user_path(@non_admin)</text:p>
            <text:p text:style-name="P43"><text:s text:c="4"/>end</text:p>
            <text:p text:style-name="P43"><text:s text:c="2"/>end</text:p>
            <text:p text:style-name="P43"/>
            <text:p text:style-name="P43"><text:s text:c="2"/>test "index ad non-admin" do</text:p>
            <text:p text:style-name="P43"><text:s text:c="4"/>log_in_as(@non_admin)</text:p>
            <text:p text:style-name="P43"><text:s text:c="4"/>get users_path</text:p>
            <text:p text:style-name="P43"><text:s text:c="4"/>assert_select 'a', text: 'delete', count: 0</text:p>
            <text:p text:style-name="P43"><text:s text:c="2"/>end</text:p>
            <text:p text:style-name="P43">end</text:p>
          </table:table-cell>
        </table:table-row>
      </table:table>
      <text:p text:style-name="P9"/>
      <text:h text:style-name="P24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3">require 'test_helper'</text:p>
            <text:p text:style-name="P43"/>
            <text:p text:style-name="P43">class UsersEditTest &lt; ActionDispatch::IntegrationTest</text:p>
            <text:p text:style-name="P43"><text:s text:c="2"/>def setup</text:p>
            <text:p text:style-name="P43"><text:s text:c="4"/>@user <text:s text:c="6"/>= users(:michael)</text:p>
            <text:p text:style-name="P43"><text:s text:c="4"/>@other_user = users(:archer)</text:p>
            <text:p text:style-name="P43"><text:s text:c="2"/>end</text:p>
            <text:p text:style-name="P43"/>
            <text:p text:style-name="P43"><text:s text:c="2"/>test "unsuccessful edit" do</text:p>
            <text:p text:style-name="P43"><text:s text:c="4"/>log_in_as(@user)</text:p>
            <text:p text:style-name="P43"><text:s text:c="4"/>get edit_user_path(@user)</text:p>
            <text:p text:style-name="P43"><text:s text:c="4"/>assert_template 'users/edit'</text:p>
            <text:p text:style-name="P43"><text:s text:c="4"/>name <text:s/>= ""</text:p>
            <text:p text:style-name="P43"><text:s text:c="4"/>email = ""</text:p>
            <text:p text:style-name="P43"><text:s text:c="4"/>patch user_path(@user), params:</text:p>
            <text:p text:style-name="P43"><text:s text:c="6"/>{user: { <text:s/>name: <text:s/>name, </text:p>
            <text:p text:style-name="P43"><text:s text:c="15"/>email: email, </text:p>
            <text:p text:style-name="P43"><text:s text:c="12"/>password: "foobar", </text:p>
            <text:p text:style-name="P43"><text:s text:c="12"/>password_confirmation: "foobar" } }</text:p>
            <text:p text:style-name="P43"><text:s text:c="4"/>assert_template 'users/edit'</text:p>
            <text:p text:style-name="P43"><text:s text:c="4"/>assert_select "div.alert", "The form contains 3 errors."</text:p>
            <text:p text:style-name="P43"><text:s text:c="4"/>assert_not_equal name, <text:s/>@user.name</text:p>
            <text:p text:style-name="P43"><text:s text:c="4"/>assert_not_equal email, @user.email</text:p>
            <text:p text:style-name="P43"/>
            <text:p text:style-name="P43"><text:s text:c="2"/>end</text:p>
            <text:p text:style-name="P43"/>
            <text:p text:style-name="P43"><text:s text:c="2"/>test "successful edit with friendly forwarding" do</text:p>
            <text:p text:style-name="P43"><text:s text:c="4"/>get edit_user_path(@user)</text:p>
            <text:p text:style-name="P43"><text:s text:c="4"/>log_in_as(@user)</text:p>
            <text:p text:style-name="P43"><text:s text:c="4"/>assert_redirected_to edit_user_url(@user)</text:p>
            <text:p text:style-name="P43"><text:s text:c="4"/>name <text:s/>= "Foo Bar"</text:p>
            <text:p text:style-name="P43"><text:s text:c="4"/>email = "foo@bar.baz"</text:p>
            <text:p text:style-name="P43"><text:s text:c="4"/>patch user_path(@user), params: </text:p>
            <text:p text:style-name="P43"><text:s text:c="6"/>{user: { <text:s/>name: <text:s/>name, </text:p>
            <text:p text:style-name="P43"><text:s text:c="15"/>email: email, </text:p>
            <text:p text:style-name="P43"><text:s text:c="12"/>password: "foobar", </text:p>
            <text:p text:style-name="P43"><text:s text:c="12"/>password_confirmation: "foobar" } }</text:p>
            <text:p text:style-name="P43"><text:s text:c="4"/>assert_not flash.empty?</text:p>
            <text:p text:style-name="P43"><text:s text:c="4"/>assert_redirected_to @user</text:p>
            <text:p text:style-name="P43"><text:s text:c="4"/>@user.reload</text:p>
            <text:p text:style-name="P43"><text:s text:c="4"/>assert_equal name, <text:s text:c="2"/>@user.name</text:p>
            <text:p text:style-name="P43"><text:s text:c="4"/>assert_equal email, @user.email</text:p>
            <text:p text:style-name="P43"><text:s text:c="2"/>end</text:p>
            <text:p text:style-name="P43"/>
            <text:p text:style-name="P43"><text:s text:c="2"/>test "should redirect edit when not logged in" do</text:p>
            <text:p text:style-name="P43"><text:s text:c="4"/>get edit_user_path(@user)</text:p>
            <text:p text:style-name="P43"><text:s text:c="4"/>assert_not flash.empty?</text:p>
            <text:p text:style-name="P43"><text:s text:c="4"/>assert_redirected_to login_url</text:p>
            <text:p text:style-name="P43"><text:s text:c="2"/>end</text:p>
            <text:p text:style-name="P43"/>
            <text:p text:style-name="P43"><text:s text:c="2"/>test "should redirect update when not logged in" do</text:p>
            <text:p text:style-name="P43"><text:s text:c="4"/>patch user_path(@user), params: </text:p>
            <text:p text:style-name="P43"><text:s text:c="4"/>{user: { name: @user.name, email: @user.email } }</text:p>
            <text:p text:style-name="P43"><text:soft-page-break/><text:s text:c="4"/>assert_not flash.empty?</text:p>
            <text:p text:style-name="P43"><text:s text:c="4"/>assert_redirected_to login_url</text:p>
            <text:p text:style-name="P43"><text:s text:c="2"/>end</text:p>
            <text:p text:style-name="P43"/>
            <text:p text:style-name="P43"><text:s text:c="2"/>test "should redirect edit when logged in as WRONG user" do</text:p>
            <text:p text:style-name="P43"><text:s text:c="4"/>log_in_as(@other_user)</text:p>
            <text:p text:style-name="P43"><text:s text:c="4"/>get edit_user_path(@user)</text:p>
            <text:p text:style-name="P43"><text:s text:c="4"/># assert flash.empty?</text:p>
            <text:p text:style-name="P43"><text:s text:c="4"/>assert_redirected_to root_url</text:p>
            <text:p text:style-name="P43"><text:s text:c="2"/>end</text:p>
            <text:p text:style-name="P43"/>
            <text:p text:style-name="P43"><text:s text:c="2"/>test "should redirect update when logged in as WRONG user" do</text:p>
            <text:p text:style-name="P43"><text:s text:c="4"/>log_in_as(@other_user)</text:p>
            <text:p text:style-name="P43"><text:s text:c="4"/>patch user_path(@user), params:</text:p>
            <text:p text:style-name="P43"><text:s text:c="4"/>{user: { name: @user.name, email: @user.email } }</text:p>
            <text:p text:style-name="P43"><text:s text:c="4"/># assert flash.empty?</text:p>
            <text:p text:style-name="P43"><text:s text:c="4"/>assert_redirected_to root_url</text:p>
            <text:p text:style-name="P43"><text:s text:c="2"/>end</text:p>
            <text:p text:style-name="P43">end</text:p>
          </table:table-cell>
        </table:table-row>
      </table:table>
      <text:h text:style-name="P22" text:outline-level="3"><text:bookmark-start text:name="__RefHeading___Toc832_2238994884"/><text:soft-page-break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3">require 'test_helper'</text:p>
            <text:p text:style-name="P43"/>
            <text:p text:style-name="P43">class UsersSignupTest &lt; ActionDispatch::IntegrationTest</text:p>
            <text:p text:style-name="P43"/>
            <text:p text:style-name="P43"><text:s text:c="2"/>def setup</text:p>
            <text:p text:style-name="P43"><text:s text:c="4"/># because the DELIVERIES array is global, it has to be reset for the test to work</text:p>
            <text:p text:style-name="P43"><text:s text:c="4"/>ActionMailer::Base.deliveries.clear</text:p>
            <text:p text:style-name="P43"><text:s text:c="2"/>end</text:p>
            <text:p text:style-name="P43"><text:s text:c="2"/></text:p>
            <text:p text:style-name="P43"><text:s text:c="2"/>test "invalid signup information" do</text:p>
            <text:p text:style-name="P43"><text:s text:c="4"/>get signup_path</text:p>
            <text:p text:style-name="P43"><text:s text:c="4"/>assert_no_difference 'User.count' do</text:p>
            <text:p text:style-name="P43"><text:s text:c="6"/>post signup_path, params: </text:p>
            <text:p text:style-name="P43"><text:s text:c="8"/>{ user: { name: <text:s text:c="18"/>"",</text:p>
            <text:p text:style-name="P43"><text:s text:c="18"/>email: <text:s text:c="18"/>"user@invalid",</text:p>
            <text:p text:style-name="P43"><text:s text:c="18"/>password: <text:s text:c="15"/>"foo",</text:p>
            <text:p text:style-name="P43"><text:s text:c="18"/>password_confirmation: <text:s text:c="2"/>"bar" } }</text:p>
            <text:p text:style-name="P43"><text:s text:c="4"/>end</text:p>
            <text:p text:style-name="P43"><text:s text:c="4"/>assert_template 'users/new'</text:p>
            <text:p text:style-name="P43"><text:s text:c="4"/># assert_select 'form[action="/signup"]'</text:p>
            <text:p text:style-name="P43"><text:s text:c="4"/>assert_select 'div#error_explanation'</text:p>
            <text:p text:style-name="P43"><text:s text:c="4"/>assert_select 'div.field_with_errors'</text:p>
            <text:p text:style-name="P43"><text:s text:c="2"/>end</text:p>
            <text:p text:style-name="P43"/>
            <text:p text:style-name="P43"><text:s text:c="2"/>test "valid signup information with account activation" do</text:p>
            <text:p text:style-name="P43"><text:s text:c="4"/>get signup_path</text:p>
            <text:p text:style-name="P43"><text:s text:c="4"/>assert_difference "User.count", 1 do</text:p>
            <text:p text:style-name="P43"><text:s text:c="6"/>post users_path, params: </text:p>
            <text:p text:style-name="P43"><text:s text:c="8"/>{ user: { name: <text:s text:c="18"/>"Example User",</text:p>
            <text:p text:style-name="P43"><text:s text:c="18"/>email: <text:s text:c="18"/>"user@example.com",</text:p>
            <text:p text:style-name="P43"><text:s text:c="18"/>password: <text:s text:c="14"/>"foobar",</text:p>
            <text:p text:style-name="P43"><text:s text:c="18"/>password_confirmation: <text:s text:c="2"/>"foobar" } }</text:p>
            <text:p text:style-name="P43"><text:s text:c="4"/>end</text:p>
            <text:p text:style-name="P43"><text:s text:c="4"/># verifies that ONE message was delivered</text:p>
            <text:p text:style-name="P43"><text:s text:c="4"/>assert_equal 1, ActionMailer::Base.deliveries.size</text:p>
            <text:p text:style-name="P43"><text:s text:c="4"/># #assigns grants access to instance variable in the corresponding action</text:p>
            <text:p text:style-name="P43"><text:s text:c="4"/>user = assigns(:user)</text:p>
            <text:p text:style-name="P43"><text:s text:c="4"/>assert_not user.activated?</text:p>
            <text:p text:style-name="P43"><text:s text:c="4"/># try to log in before activation</text:p>
            <text:p text:style-name="P43"><text:s text:c="4"/>log_in_as(user)</text:p>
            <text:p text:style-name="P43"><text:s text:c="4"/>assert_not is_logged_in?</text:p>
            <text:p text:style-name="P43"><text:s text:c="4"/># invalid activation token</text:p>
            <text:p text:style-name="P43"><text:s text:c="4"/>get edit_account_activation_path("invalid token", email: user.email)</text:p>
            <text:p text:style-name="P43"><text:s text:c="4"/>assert_not is_logged_in?</text:p>
            <text:p text:style-name="P43"><text:s text:c="4"/># valid token, wrong email</text:p>
            <text:p text:style-name="P43"><text:s text:c="4"/>get edit_account_activation_path(user.activation_token, email: "wrong")</text:p>
            <text:p text:style-name="P43"><text:s text:c="4"/>assert_not is_logged_in?</text:p>
            <text:p text:style-name="P43"><text:s text:c="4"/># valid activation token</text:p>
            <text:p text:style-name="P43"><text:s text:c="4"/>get edit_account_activation_path(user.activation_token, email: user.email)</text:p>
            <text:p text:style-name="P43"><text:s text:c="4"/>assert user.reload.activated?</text:p>
            <text:p text:style-name="P43"><text:s text:c="4"/>follow_redirect!</text:p>
            <text:p text:style-name="P43"><text:s text:c="4"/>assert_template 'users/show'</text:p>
            <text:p text:style-name="P43"><text:soft-page-break/><text:s text:c="4"/>assert_not flash.empty?</text:p>
            <text:p text:style-name="P43"><text:s text:c="4"/>assert is_logged_in?</text:p>
            <text:p text:style-name="P43"><text:s text:c="2"/>end</text:p>
            <text:p text:style-name="P43">end</text:p>
          </table:table-cell>
        </table:table-row>
      </table:table>
      <text:h text:style-name="P22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3">require 'test_helper'</text:p>
            <text:p text:style-name="P43"/>
            <text:p text:style-name="P43">class UsersLoginTest &lt; ActionDispatch::IntegrationTest</text:p>
            <text:p text:style-name="P43"><text:s text:c="2"/>def setup</text:p>
            <text:p text:style-name="P43"><text:s text:c="4"/>@user = users(:michael) # from fixtures</text:p>
            <text:p text:style-name="P43"><text:s text:c="2"/>end</text:p>
            <text:p text:style-name="P43"/>
            <text:p text:style-name="P43"><text:s text:c="2"/>test "flash message should disappear" do</text:p>
            <text:p text:style-name="P43"><text:s text:c="4"/>get login_path</text:p>
            <text:p text:style-name="P43"><text:s text:c="4"/>assert_template 'sessions/new'</text:p>
            <text:p text:style-name="P43"><text:s text:c="4"/>post login_path, params: { session: {email: "", password: "" } }</text:p>
            <text:p text:style-name="P43"><text:s text:c="4"/>assert_template 'sessions/new'</text:p>
            <text:p text:style-name="P43"><text:s text:c="4"/>assert_not flash.empty?</text:p>
            <text:p text:style-name="P43"><text:s text:c="4"/>get root_path</text:p>
            <text:p text:style-name="P43"><text:s text:c="4"/>assert flash.empty?</text:p>
            <text:p text:style-name="P43"><text:s text:c="2"/>end <text:s/></text:p>
            <text:p text:style-name="P43"/>
            <text:p text:style-name="P43"><text:s text:c="2"/>test "layout changes with log-in and then logout" do</text:p>
            <text:p text:style-name="P43"><text:s text:c="4"/>get login_path</text:p>
            <text:p text:style-name="P43"><text:s text:c="4"/>assert_template 'sessions/new'</text:p>
            <text:p text:style-name="P43"><text:s text:c="4"/>assert_select "a[href=?]", login_path</text:p>
            <text:p text:style-name="P43"><text:s text:c="4"/>post login_path, params: { session: {email: @user.email, password: "password" } }</text:p>
            <text:p text:style-name="P43"><text:s text:c="4"/>assert is_logged_in?</text:p>
            <text:p text:style-name="P43"><text:s text:c="4"/>assert_redirected_to @user</text:p>
            <text:p text:style-name="P43"><text:s text:c="4"/>follow_redirect! </text:p>
            <text:p text:style-name="P43"><text:s text:c="4"/>assert_select "a[href=?]", login_path, <text:s text:c="8"/>count: 0</text:p>
            <text:p text:style-name="P43"><text:s text:c="4"/>assert_select "a[href=?]", logout_path</text:p>
            <text:p text:style-name="P43"><text:s text:c="4"/>assert_select "a[href=?]", user_path(@user) <text:s text:c="3"/></text:p>
            <text:p text:style-name="P43"><text:s text:c="4"/>delete logout_path</text:p>
            <text:p text:style-name="P43"><text:s text:c="4"/>assert_not is_logged_in?</text:p>
            <text:p text:style-name="P43"><text:s text:c="4"/>assert_redirected_to root_url</text:p>
            <text:p text:style-name="P43"><text:s text:c="4"/># simulate a user clicking logout in a second window</text:p>
            <text:p text:style-name="P43"><text:s text:c="4"/>delete logout_path</text:p>
            <text:p text:style-name="P43"><text:s text:c="4"/>follow_redirect!</text:p>
            <text:p text:style-name="P43"><text:s text:c="4"/>assert_select "a[href=?]", login_path</text:p>
            <text:p text:style-name="P43"><text:s text:c="4"/>assert_select "a[href=?]", logout_path, <text:s text:c="6"/>count: 0</text:p>
            <text:p text:style-name="P43"><text:s text:c="4"/>assert_select "a[href=?]", user_path(@user), <text:s text:c="2"/>count: 0</text:p>
            <text:p text:style-name="P43"><text:s text:c="2"/>end</text:p>
            <text:p text:style-name="P43"/>
            <text:p text:style-name="P43"><text:s text:c="2"/>test "login with remembering" do</text:p>
            <text:p text:style-name="P43"><text:s text:c="4"/>log_in_as(@user, remember_me: '1')</text:p>
            <text:p text:style-name="P43"><text:s text:c="4"/># assert_equal cookies['remember_token'], assigns(:user).remember_token</text:p>
            <text:p text:style-name="P43"><text:s text:c="4"/># this test users assigns, which is complicated and requires the @user variable</text:p>
            <text:p text:style-name="P43"><text:s text:c="4"/># instead of the normally used user. See more in listing 9.27 </text:p>
            <text:p text:style-name="P43"><text:s text:c="4"/># assert_not_empty cookies['remember_token']</text:p>
            <text:p text:style-name="P43"><text:s text:c="2"/>end</text:p>
            <text:p text:style-name="P43"/>
            <text:p text:style-name="P43"><text:soft-page-break/><text:s text:c="2"/>test "login without remembering" do</text:p>
            <text:p text:style-name="P43"><text:s text:c="4"/># log in to set the cookie</text:p>
            <text:p text:style-name="P43"><text:s text:c="4"/>log_in_as(@user, remember_me: '1')</text:p>
            <text:p text:style-name="P43"><text:s text:c="4"/># log in again and verify that the cookie is delete</text:p>
            <text:p text:style-name="P43"><text:s text:c="4"/>log_in_as(@user, remember_me: '0')</text:p>
            <text:p text:style-name="P43"><text:s text:c="4"/>assert_empty cookies['remember_token']</text:p>
            <text:p text:style-name="P43"><text:s text:c="2"/>end</text:p>
            <text:p text:style-name="P43">end</text:p>
          </table:table-cell>
        </table:table-row>
      </table:table>
      <text:p text:style-name="P7"/>
      <text:h text:style-name="P24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3">require 'test_helper'</text:p>
            <text:p text:style-name="P43"/>
            <text:p text:style-name="P43">class PasswordResetsTest &lt; ActionDispatch::IntegrationTest</text:p>
            <text:p text:style-name="P43"><text:s text:c="2"/>def setup</text:p>
            <text:p text:style-name="P43"><text:s text:c="4"/># because the DELIVERIES array is global, </text:p>
            <text:p text:style-name="P43"><text:s text:c="4"/># it has to be resetted for the test to work</text:p>
            <text:p text:style-name="P43"><text:s text:c="4"/>ActionMailer::Base.deliveries.clear</text:p>
            <text:p text:style-name="P43"><text:s text:c="4"/>@user = users(:michael)</text:p>
            <text:p text:style-name="P43"><text:s text:c="2"/>end</text:p>
            <text:p text:style-name="P43"/>
            <text:p text:style-name="P43"><text:s text:c="2"/>test "password resets" do</text:p>
            <text:p text:style-name="P43"><text:s text:c="4"/>get new_password_reset_path</text:p>
            <text:p text:style-name="P43"><text:s text:c="4"/>assert_template 'password_resets/new'</text:p>
            <text:p text:style-name="P43"><text:s text:c="4"/># Invalid email</text:p>
            <text:p text:style-name="P43"><text:s text:c="4"/>post password_resets_path, </text:p>
            <text:p text:style-name="P43"><text:s text:c="6"/>params: { password_reset: { email: "" } }</text:p>
            <text:p text:style-name="P43"><text:s text:c="4"/>assert_not flash.empty?</text:p>
            <text:p text:style-name="P43"><text:s text:c="4"/>assert_template 'password_resets/new'</text:p>
            <text:p text:style-name="P43"><text:s text:c="4"/># Valid email</text:p>
            <text:p text:style-name="P43"><text:s text:c="4"/>post password_resets_path,</text:p>
            <text:p text:style-name="P43"><text:s text:c="6"/>params: { password_reset: { email: @user.email } }</text:p>
            <text:p text:style-name="P43"><text:s text:c="4"/>assert_not_equal @user.reset_digest, @user.reload.reset_digest</text:p>
            <text:p text:style-name="P43"><text:s text:c="4"/>assert_equal 1, ActionMailer::Base.deliveries.size</text:p>
            <text:p text:style-name="P43"><text:s text:c="4"/>assert_not flash.empty?</text:p>
            <text:p text:style-name="P43"><text:s text:c="4"/>assert_redirected_to root_url</text:p>
            <text:p text:style-name="P43"><text:s text:c="4"/># Password reset form</text:p>
            <text:p text:style-name="P43"><text:s text:c="4"/>user = assigns(:user)</text:p>
            <text:p text:style-name="P43"><text:s text:c="4"/># Wrong email</text:p>
            <text:p text:style-name="P43"><text:s text:c="4"/>get edit_password_reset_path(user.reset_token, <text:s text:c="2"/>email: "")</text:p>
            <text:p text:style-name="P43"><text:s text:c="4"/>assert_redirected_to root_url</text:p>
            <text:p text:style-name="P43"><text:s text:c="4"/># Inactive user</text:p>
            <text:p text:style-name="P43"><text:s text:c="4"/>user.toggle!(:activated)</text:p>
            <text:p text:style-name="P43"><text:s text:c="4"/>get edit_password_reset_path(user.reset_token, <text:s text:c="2"/>email:user.email)</text:p>
            <text:p text:style-name="P43"><text:s text:c="4"/>assert_redirected_to root_url</text:p>
            <text:p text:style-name="P43"><text:s text:c="4"/>user.toggle!(:activated)</text:p>
            <text:p text:style-name="P43"><text:s text:c="4"/># Right email, wrong token</text:p>
            <text:p text:style-name="P43"><text:s text:c="4"/>get edit_password_reset_path('wrong token', <text:s text:c="4"/>email: user.email)</text:p>
            <text:p text:style-name="P43"><text:s text:c="4"/>assert_redirected_to root_url</text:p>
            <text:p text:style-name="P43"><text:s text:c="4"/># Right email, right token</text:p>
            <text:p text:style-name="P43"><text:s text:c="4"/>get edit_password_reset_path(user.reset_token, <text:s text:c="2"/>email: user.email)</text:p>
            <text:p text:style-name="P43"><text:s text:c="4"/>assert_template 'password_resets/edit'</text:p>
            <text:p text:style-name="P43"><text:s text:c="4"/>assert_select "input[name=email][type=hidden][value=?]", user.email</text:p>
            <text:p text:style-name="P43"><text:s text:c="4"/># INPUT tag</text:p>
            <text:p text:style-name="P43"><text:s text:c="4"/># Invalid password &amp; confirmation</text:p>
            <text:p text:style-name="P43"><text:s text:c="4"/>patch password_reset_path(user.reset_token),</text:p>
            <text:p text:style-name="P43"><text:s text:c="6"/>params: { email: user.email, </text:p>
            <text:p text:style-name="P43"><text:s text:c="16"/>user: { password: <text:s text:c="13"/>"foobaz",</text:p>
            <text:p text:style-name="P43"><text:s text:c="24"/>password_confirmation: "barquux" } }</text:p>
            <text:p text:style-name="P43"><text:s text:c="4"/>assert_select 'div#error_explanation'</text:p>
            <text:p text:style-name="P43"><text:s text:c="4"/># Empty password</text:p>
            <text:p text:style-name="P43"><text:s text:c="4"/>patch password_reset_path(user.reset_token),</text:p>
            <text:p text:style-name="P43"><text:s text:c="6"/>params: { email: user.email,</text:p>
            <text:p text:style-name="P43"><text:s text:c="16"/>user: { password: <text:s text:c="13"/>"",</text:p>
            <text:p text:style-name="P43"><text:soft-page-break/><text:s text:c="24"/>password_confirmation: "" } }</text:p>
            <text:p text:style-name="P43"><text:s text:c="4"/>assert_select 'div#error_explanation'</text:p>
            <text:p text:style-name="P43"><text:s text:c="4"/># Valid password &amp; confirmation</text:p>
            <text:p text:style-name="P43"><text:s text:c="4"/>patch password_reset_path(user.reset_token),</text:p>
            <text:p text:style-name="P43"><text:s text:c="6"/>params: { email: user.email,</text:p>
            <text:p text:style-name="P43"><text:s text:c="16"/>user: { password: <text:s text:c="14"/>"foobaz",</text:p>
            <text:p text:style-name="P43"><text:s text:c="24"/>password_confirmation: "foobaz" } }</text:p>
            <text:p text:style-name="P43"><text:s text:c="4"/>assert is_logged_in?</text:p>
            <text:p text:style-name="P43"><text:s text:c="4"/>assert_not flash.empty?</text:p>
            <text:p text:style-name="P43"><text:s text:c="4"/>assert_redirected_to user</text:p>
            <text:p text:style-name="P43"><text:s text:c="4"/># attempt to change the password again </text:p>
            <text:p text:style-name="P43"><text:s text:c="4"/>assert_nil user.reload.reset_digest</text:p>
            <text:p text:style-name="P43"><text:s text:c="2"/>end</text:p>
            <text:p text:style-name="P43"/>
            <text:p text:style-name="P43"><text:s text:c="2"/>test "expired token" do</text:p>
            <text:p text:style-name="P43"><text:s text:c="4"/>get new_password_reset_path</text:p>
            <text:p text:style-name="P43"><text:s text:c="4"/>post password_resets_path,</text:p>
            <text:p text:style-name="P43"><text:s text:c="6"/>params: { password_reset: { email: @user.email } }</text:p>
            <text:p text:style-name="P43"><text:s text:c="4"/>@user = assigns(:user)</text:p>
            <text:p text:style-name="P43"><text:s text:c="4"/>@user.update_attribute(:reset_sent_at, 3.hours.ago)</text:p>
            <text:p text:style-name="P43"><text:s text:c="4"/>patch password_reset_path(@user.reset_token),</text:p>
            <text:p text:style-name="P43"><text:s text:c="6"/>params: { email: @user.email,</text:p>
            <text:p text:style-name="P43"><text:s text:c="16"/>user: { password: <text:s text:c="13"/>"foobar",</text:p>
            <text:p text:style-name="P43"><text:s text:c="24"/>password_confirmation: "foobar" } }</text:p>
            <text:p text:style-name="P43"><text:s text:c="4"/>assert_response :redirect</text:p>
            <text:p text:style-name="P43"><text:s text:c="4"/>follow_redirect!</text:p>
            <text:p text:style-name="P43"><text:s text:c="4"/>assert_match /expired/i, response.body</text:p>
            <text:p text:style-name="P43"><text:s text:c="4"/>assert_no_match /banana/i, <text:s/>response.body</text:p>
            <text:p text:style-name="P43"><text:s text:c="2"/>end</text:p>
            <text:p text:style-name="P43">end</text:p>
          </table:table-cell>
        </table:table-row>
      </table:table>
      <text:h text:style-name="P46" text:outline-level="2"/>
      <text:h text:style-name="P63" text:outline-level="2"><text:bookmark-start text:name="__RefHeading___Toc860_2238994884"/><text:span text:style-name="T5">mailers</text:span><text:bookmark-end text:name="__RefHeading___Toc860_2238994884"/></text:h>
      <text:h text:style-name="P23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4">require 'test_helper'</text:p>
            <text:p text:style-name="P44"/>
            <text:p text:style-name="P44">class UserMailerTest &lt; ActionMailer::TestCase</text:p>
            <text:p text:style-name="P44"><text:s text:c="2"/>test "account_activation" do</text:p>
            <text:p text:style-name="P44"><text:s text:c="4"/>user <text:s text:c="17"/>= users(:michael)</text:p>
            <text:p text:style-name="P44"><text:s text:c="4"/>user.activation_token = User.new_token</text:p>
            <text:p text:style-name="P44"><text:s text:c="4"/>mail <text:s text:c="17"/>= UserMailer.account_activation(user)</text:p>
            <text:p text:style-name="P44"><text:s text:c="4"/>assert_equal "Account activation", mail.subject</text:p>
            <text:p text:style-name="P44"><text:s text:c="4"/>assert_equal [user.email], mail.to</text:p>
            <text:p text:style-name="P44"><text:s text:c="4"/>assert_equal ["noreply@example.com"], mail.from</text:p>
            <text:p text:style-name="P44"><text:s text:c="4"/>assert_match user.name, <text:s text:c="14"/>mail.body.encoded</text:p>
            <text:p text:style-name="P44"><text:s text:c="4"/>assert_match user.activation_token, <text:s text:c="2"/>mail.body.encoded</text:p>
            <text:p text:style-name="P44"><text:s text:c="4"/>assert_match CGI.escape(user.email), <text:s/>mail.body.encoded</text:p>
            <text:p text:style-name="P44"><text:s text:c="2"/>end</text:p>
            <text:p text:style-name="P44"/>
            <text:p text:style-name="P44"><text:s text:c="2"/>test "password_reset" do</text:p>
            <text:p text:style-name="P44"><text:s text:c="4"/>user <text:s text:c="17"/>= users(:michael)</text:p>
            <text:p text:style-name="P44"><text:s text:c="4"/>user.reset_token <text:s text:c="5"/>= User.new_token</text:p>
            <text:p text:style-name="P44"><text:s text:c="4"/>mail <text:s text:c="17"/>= UserMailer.password_reset(user)</text:p>
            <text:p text:style-name="P44"><text:s text:c="4"/>assert_equal "Password reset", <text:s text:c="7"/>mail.subject</text:p>
            <text:p text:style-name="P44"><text:s text:c="4"/>assert_equal [user.email], <text:s text:c="11"/>mail.to</text:p>
            <text:p text:style-name="P44"><text:s text:c="4"/>assert_equal ["noreply@example.com"], mail.from</text:p>
            <text:p text:style-name="P44"><text:s text:c="4"/>assert_match user.reset_token, <text:s text:c="7"/>mail.body.encoded</text:p>
            <text:p text:style-name="P44"><text:s text:c="4"/>assert_match CGI.escape(user.email), <text:s/>mail.body.encoded</text:p>
            <text:p text:style-name="P44"><text:s text:c="2"/>end</text:p>
            <text:p text:style-name="P44">end</text:p>
          </table:table-cell>
        </table:table-row>
      </table:table>
      <text:h text:style-name="P57" text:outline-level="2"><text:bookmark-start text:name="__RefHeading___Toc864_2238994884"/>/previews<text:bookmark-end text:name="__RefHeading___Toc864_2238994884"/></text:h>
      <text:h text:style-name="P23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4"># Preview all emails at http://localhost:3000/rails/mailers/user_mailer</text:p>
            <text:p text:style-name="P44">class UserMailerPreview &lt; ActionMailer::Preview</text:p>
            <text:p text:style-name="P44"/>
            <text:p text:style-name="P44"><text:s text:c="2"/># Preview this email at </text:p>
            <text:p text:style-name="P44"><text:s text:c="2"/># http://localhost:3000/rails/mailers/user_mailer/account_activation</text:p>
            <text:p text:style-name="P44"><text:s text:c="2"/>def account_activation</text:p>
            <text:p text:style-name="P44"><text:s text:c="4"/>user = User.first</text:p>
            <text:p text:style-name="P44"><text:s text:c="4"/>user.activation_token = User.new_token</text:p>
            <text:p text:style-name="P44"><text:s text:c="4"/>UserMailer.account_activation(user)</text:p>
            <text:p text:style-name="P44"><text:s text:c="2"/>end</text:p>
            <text:p text:style-name="P44"/>
            <text:p text:style-name="P44"><text:s text:c="2"/># Preview this email at </text:p>
            <text:p text:style-name="P44"><text:s text:c="2"/># http://localhost:3000/rails/mailers/user_mailer/password_reset</text:p>
            <text:p text:style-name="P44"><text:s text:c="2"/>def password_reset</text:p>
            <text:p text:style-name="P44"><text:s text:c="4"/>UserMailer.password_reset</text:p>
            <text:p text:style-name="P44"><text:s text:c="2"/>end</text:p>
            <text:p text:style-name="P44"/>
            <text:p text:style-name="P44"><text:s text:c="2"/>def password_reset</text:p>
            <text:p text:style-name="P44"><text:s text:c="4"/>user = User.first</text:p>
            <text:p text:style-name="P44"><text:s text:c="4"/>user.reset_token = User.new_token</text:p>
            <text:p text:style-name="P44"><text:soft-page-break/><text:s text:c="4"/>UserMailer.password_reset(user)</text:p>
            <text:p text:style-name="P44"><text:s text:c="2"/>end</text:p>
            <text:p text:style-name="P44">end</text:p>
          </table:table-cell>
        </table:table-row>
      </table:table>
      <text:p text:style-name="P10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2406f0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9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44</text:page-number><text:span text:style-name="MT2">/</text:span><text:page-count>4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0:38:42.946447115</dc:date>
    <meta:editing-duration>PT16H48M46S</meta:editing-duration>
    <meta:editing-cycles>17</meta:editing-cycles>
    <meta:generator>LibreOffice/5.3.3.2$Linux_X86_64 LibreOffice_project/30m0$Build-2</meta:generator>
    <meta:document-statistic meta:table-count="59" meta:image-count="0" meta:object-count="0" meta:page-count="44" meta:paragraph-count="1635" meta:word-count="5254" meta:character-count="51821" meta:non-whitespace-character-count="40691"/>
  </office:meta>
</office:document-meta>
</file>